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1.8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ccffff"/>
    </style:style>
    <style:style style:name="ce7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cc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995" table:default-cell-style-name="Default"/>
        <table:table-row table:style-name="ro1">
          <table:table-cell table:style-name="ce1"/>
          <table:table-cell/>
          <table:table-cell table:style-name="ce4" office:value-type="string">
            <text:p>max value</text:p>
          </table:table-cell>
          <table:table-cell table:style-name="ce1" office:value-type="string">
            <text:p>max count</text:p>
          </table:table-cell>
          <table:table-cell table:style-name="ce1" office:value-type="string">
            <text:p>one food</text:p>
          </table:table-cell>
          <table:table-cell table:style-name="ce1" office:value-type="string">
            <text:p>max food distance</text:p>
          </table:table-cell>
          <table:table-cell table:style-name="ce1" office:value-type="string">
            <text:p>one</text:p>
          </table:table-cell>
          <table:table-cell table:style-name="ce1"/>
          <table:table-cell table:style-name="ce1" office:value-type="string">
            <text:p>value per food distance</text:p>
          </table:table-cell>
          <table:table-cell table:style-name="ce1" table:number-columns-repeated="14"/>
          <table:table-cell table:number-columns-repeated="2"/>
          <table:table-cell table:style-name="ce1" table:number-columns-repeated="993"/>
        </table:table-row>
        <table:table-row table:style-name="ro1">
          <table:table-cell table:number-columns-repeated="2"/>
          <table:table-cell office:value-type="float" office:value="1000">
            <text:p>1000.00</text:p>
          </table:table-cell>
          <table:table-cell office:value-type="float" office:value="55">
            <text:p>55</text:p>
          </table:table-cell>
          <table:table-cell table:formula="of:=[.C2]/[.D2]" office:value-type="float" office:value="18.1818181818182">
            <text:p>18.1818181818</text:p>
          </table:table-cell>
          <table:table-cell office:value-type="float" office:value="30.5">
            <text:p>30.5</text:p>
          </table:table-cell>
          <table:table-cell table:formula="of:=[.C2]/[.F2]" office:value-type="float" office:value="32.7868852459016">
            <text:p>32.7868852459</text:p>
          </table:table-cell>
          <table:table-cell/>
          <table:table-cell table:formula="of:=[.E2]/[.F2]" office:value-type="float" office:value="0.596125186289121">
            <text:p>0.5961251863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6"/>
          <table:table-cell table:style-name="ce2" table:number-columns-repeated="2"/>
          <table:table-cell table:style-name="ce3" office:value-type="string">
            <text:p>weighted</text:p>
          </table:table-cell>
          <table:table-cell table:number-columns-repeated="2"/>
          <table:table-cell table:style-name="ce8" office:value-type="string">
            <text:p>weight</text:p>
          </table:table-cell>
          <table:table-cell table:style-name="ce8" office:value-type="string">
            <text:p>food near</text:p>
          </table:table-cell>
          <table:table-cell table:style-name="ce9" table:number-columns-repeated="14"/>
          <table:table-cell table:number-columns-repeated="994"/>
        </table:table-row>
        <table:table-row table:style-name="ro1">
          <table:table-cell table:style-name="ce1"/>
          <table:table-cell table:style-name="ce3" office:value-type="string">
            <text:p>food left</text:p>
          </table:table-cell>
          <table:table-cell table:style-name="ce7" office:value-type="string">
            <text:p>delta lef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weight</text:p>
          </table:table-cell>
          <table:table-cell table:style-name="ce3" office:value-type="string">
            <text:p>value</text:p>
          </table:table-cell>
          <table:table-cell table:style-name="ce1" table:number-columns-repeated="2"/>
          <table:table-cell table:style-name="ce8" office:value-type="string">
            <text:p>food near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eighted</text:p>
          </table:table-cell>
          <table:table-cell table:style-name="ce8" office:value-type="string">
            <text:p>total valu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eighted</text:p>
          </table:table-cell>
          <table:table-cell table:style-name="ce8" office:value-type="string">
            <text:p>total value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weighted</text:p>
          </table:table-cell>
          <table:table-cell table:style-name="ce8" office:value-type="string">
            <text:p>total valu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eighted</text:p>
          </table:table-cell>
          <table:table-cell table:style-name="ce8" office:value-type="string">
            <text:p>total value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weighted</text:p>
          </table:table-cell>
          <table:table-cell table:style-name="ce8" office:value-type="string">
            <text:p>total value</text:p>
          </table:table-cell>
          <table:table-cell/>
          <table:table-cell table:style-name="ce1" table:number-columns-repeated="993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B5]/[.$D$2]" office:value-type="float" office:value="1">
            <text:p>1.00</text:p>
          </table:table-cell>
          <table:table-cell table:style-name="ce5" table:formula="of:=(([.$D$2]-[.B5]) * [.$E$2])" office:value-type="float" office:value="0">
            <text:p>0.00</text:p>
          </table:table-cell>
          <table:table-cell table:style-name="ce5" table:formula="of:=1-[.I5]" office:value-type="float" office:value="0.5">
            <text:p>0.50</text:p>
          </table:table-cell>
          <table:table-cell table:style-name="ce5" table:formula="of:=[.D5]*[.E5]" office:value-type="float" office:value="0">
            <text:p>0.00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]*[.$I5]" office:value-type="float" office:value="14.9519374068554">
            <text:p>14.95</text:p>
          </table:table-cell>
          <table:table-cell table:style-name="ce5" table:formula="of:=[.K5]+[.$F5]" office:value-type="float" office:value="14.9519374068554">
            <text:p>14.95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]*[.$I5]" office:value-type="float" office:value="14.6538748137109">
            <text:p>14.65</text:p>
          </table:table-cell>
          <table:table-cell table:style-name="ce5" table:formula="of:=[.N5]+[.$F5]" office:value-type="float" office:value="14.6538748137109">
            <text:p>14.65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]*[.$I5]" office:value-type="float" office:value="13.7596870342772">
            <text:p>13.76</text:p>
          </table:table-cell>
          <table:table-cell table:style-name="ce5" table:formula="of:=[.Q5]+[.$F5]" office:value-type="float" office:value="13.7596870342772">
            <text:p>13.76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]*[.$I5]" office:value-type="float" office:value="12.2693740685544">
            <text:p>12.27</text:p>
          </table:table-cell>
          <table:table-cell table:style-name="ce5" table:formula="of:=[.T5]+[.$F5]" office:value-type="float" office:value="12.2693740685544">
            <text:p>12.27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]*[.$I5]" office:value-type="float" office:value="9.28874813710879">
            <text:p>9.29</text:p>
          </table:table-cell>
          <table:table-cell table:style-name="ce5" table:formula="of:=[.W5]+[.$F5]" office:value-type="float" office:value="9.28874813710879">
            <text:p>9.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B6]/[.$D$2]" office:value-type="float" office:value="0.981818181818182">
            <text:p>0.98</text:p>
          </table:table-cell>
          <table:table-cell table:style-name="ce5" table:formula="of:=(([.$D$2]-[.B6]) * [.$E$2])" office:value-type="float" office:value="18.1818181818182">
            <text:p>18.18</text:p>
          </table:table-cell>
          <table:table-cell table:style-name="ce5" table:formula="of:=1-[.I6]" office:value-type="float" office:value="0.5">
            <text:p>0.50</text:p>
          </table:table-cell>
          <table:table-cell table:style-name="ce5" table:formula="of:=[.D6]*[.E6]" office:value-type="float" office:value="9.09090909090909">
            <text:p>9.09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6]*[.$I6]" office:value-type="float" office:value="14.9519374068554">
            <text:p>14.95</text:p>
          </table:table-cell>
          <table:table-cell table:style-name="ce5" table:formula="of:=[.K6]+[.$F6]" office:value-type="float" office:value="24.0428464977645">
            <text:p>24.04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6]*[.$I6]" office:value-type="float" office:value="14.6538748137109">
            <text:p>14.65</text:p>
          </table:table-cell>
          <table:table-cell table:style-name="ce5" table:formula="of:=[.N6]+[.$F6]" office:value-type="float" office:value="23.74478390462">
            <text:p>23.7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6]*[.$I6]" office:value-type="float" office:value="13.7596870342772">
            <text:p>13.76</text:p>
          </table:table-cell>
          <table:table-cell table:style-name="ce5" table:formula="of:=[.Q6]+[.$F6]" office:value-type="float" office:value="22.8505961251863">
            <text:p>22.85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6]*[.$I6]" office:value-type="float" office:value="12.2693740685544">
            <text:p>12.27</text:p>
          </table:table-cell>
          <table:table-cell table:style-name="ce5" table:formula="of:=[.T6]+[.$F6]" office:value-type="float" office:value="21.3602831594635">
            <text:p>21.36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6]*[.$I6]" office:value-type="float" office:value="9.28874813710879">
            <text:p>9.29</text:p>
          </table:table-cell>
          <table:table-cell table:style-name="ce5" table:formula="of:=[.W6]+[.$F6]" office:value-type="float" office:value="18.3796572280179">
            <text:p>18.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B7]/[.$D$2]" office:value-type="float" office:value="0.963636363636364">
            <text:p>0.96</text:p>
          </table:table-cell>
          <table:table-cell table:style-name="ce5" table:formula="of:=(([.$D$2]-[.B7]) * [.$E$2])" office:value-type="float" office:value="36.3636363636364">
            <text:p>36.36</text:p>
          </table:table-cell>
          <table:table-cell table:style-name="ce5" table:formula="of:=1-[.I7]" office:value-type="float" office:value="0.5">
            <text:p>0.50</text:p>
          </table:table-cell>
          <table:table-cell table:style-name="ce5" table:formula="of:=[.D7]*[.E7]" office:value-type="float" office:value="18.1818181818182">
            <text:p>18.18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7]*[.$I7]" office:value-type="float" office:value="14.9519374068554">
            <text:p>14.95</text:p>
          </table:table-cell>
          <table:table-cell table:style-name="ce5" table:formula="of:=[.K7]+[.$F7]" office:value-type="float" office:value="33.1337555886736">
            <text:p>33.13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7]*[.$I7]" office:value-type="float" office:value="14.6538748137109">
            <text:p>14.65</text:p>
          </table:table-cell>
          <table:table-cell table:style-name="ce5" table:formula="of:=[.N7]+[.$F7]" office:value-type="float" office:value="32.8356929955291">
            <text:p>32.8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7]*[.$I7]" office:value-type="float" office:value="13.7596870342772">
            <text:p>13.76</text:p>
          </table:table-cell>
          <table:table-cell table:style-name="ce5" table:formula="of:=[.Q7]+[.$F7]" office:value-type="float" office:value="31.9415052160954">
            <text:p>31.94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7]*[.$I7]" office:value-type="float" office:value="12.2693740685544">
            <text:p>12.27</text:p>
          </table:table-cell>
          <table:table-cell table:style-name="ce5" table:formula="of:=[.T7]+[.$F7]" office:value-type="float" office:value="30.4511922503726">
            <text:p>30.45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7]*[.$I7]" office:value-type="float" office:value="9.28874813710879">
            <text:p>9.29</text:p>
          </table:table-cell>
          <table:table-cell table:style-name="ce5" table:formula="of:=[.W7]+[.$F7]" office:value-type="float" office:value="27.470566318927">
            <text:p>27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B8]/[.$D$2]" office:value-type="float" office:value="0.945454545454545">
            <text:p>0.95</text:p>
          </table:table-cell>
          <table:table-cell table:style-name="ce5" table:formula="of:=(([.$D$2]-[.B8]) * [.$E$2])" office:value-type="float" office:value="54.5454545454546">
            <text:p>54.55</text:p>
          </table:table-cell>
          <table:table-cell table:style-name="ce5" table:formula="of:=1-[.I8]" office:value-type="float" office:value="0.5">
            <text:p>0.50</text:p>
          </table:table-cell>
          <table:table-cell table:style-name="ce5" table:formula="of:=[.D8]*[.E8]" office:value-type="float" office:value="27.2727272727273">
            <text:p>27.27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8]*[.$I8]" office:value-type="float" office:value="14.9519374068554">
            <text:p>14.95</text:p>
          </table:table-cell>
          <table:table-cell table:style-name="ce5" table:formula="of:=[.K8]+[.$F8]" office:value-type="float" office:value="42.2246646795827">
            <text:p>42.2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8]*[.$I8]" office:value-type="float" office:value="14.6538748137109">
            <text:p>14.65</text:p>
          </table:table-cell>
          <table:table-cell table:style-name="ce5" table:formula="of:=[.N8]+[.$F8]" office:value-type="float" office:value="41.9266020864382">
            <text:p>41.93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8]*[.$I8]" office:value-type="float" office:value="13.7596870342772">
            <text:p>13.76</text:p>
          </table:table-cell>
          <table:table-cell table:style-name="ce5" table:formula="of:=[.Q8]+[.$F8]" office:value-type="float" office:value="41.0324143070045">
            <text:p>41.03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8]*[.$I8]" office:value-type="float" office:value="12.2693740685544">
            <text:p>12.27</text:p>
          </table:table-cell>
          <table:table-cell table:style-name="ce5" table:formula="of:=[.T8]+[.$F8]" office:value-type="float" office:value="39.5421013412817">
            <text:p>39.54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8]*[.$I8]" office:value-type="float" office:value="9.28874813710879">
            <text:p>9.29</text:p>
          </table:table-cell>
          <table:table-cell table:style-name="ce5" table:formula="of:=[.W8]+[.$F8]" office:value-type="float" office:value="36.5614754098361">
            <text:p>36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B9]/[.$D$2]" office:value-type="float" office:value="0.927272727272727">
            <text:p>0.93</text:p>
          </table:table-cell>
          <table:table-cell table:style-name="ce5" table:formula="of:=(([.$D$2]-[.B9]) * [.$E$2])" office:value-type="float" office:value="72.7272727272727">
            <text:p>72.73</text:p>
          </table:table-cell>
          <table:table-cell table:style-name="ce5" table:formula="of:=1-[.I9]" office:value-type="float" office:value="0.5">
            <text:p>0.50</text:p>
          </table:table-cell>
          <table:table-cell table:style-name="ce5" table:formula="of:=[.D9]*[.E9]" office:value-type="float" office:value="36.3636363636364">
            <text:p>36.36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9]*[.$I9]" office:value-type="float" office:value="14.9519374068554">
            <text:p>14.95</text:p>
          </table:table-cell>
          <table:table-cell table:style-name="ce5" table:formula="of:=[.K9]+[.$F9]" office:value-type="float" office:value="51.3155737704918">
            <text:p>51.3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9]*[.$I9]" office:value-type="float" office:value="14.6538748137109">
            <text:p>14.65</text:p>
          </table:table-cell>
          <table:table-cell table:style-name="ce5" table:formula="of:=[.N9]+[.$F9]" office:value-type="float" office:value="51.0175111773472">
            <text:p>51.02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9]*[.$I9]" office:value-type="float" office:value="13.7596870342772">
            <text:p>13.76</text:p>
          </table:table-cell>
          <table:table-cell table:style-name="ce5" table:formula="of:=[.Q9]+[.$F9]" office:value-type="float" office:value="50.1233233979136">
            <text:p>50.12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9]*[.$I9]" office:value-type="float" office:value="12.2693740685544">
            <text:p>12.27</text:p>
          </table:table-cell>
          <table:table-cell table:style-name="ce5" table:formula="of:=[.T9]+[.$F9]" office:value-type="float" office:value="48.6330104321908">
            <text:p>48.63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9]*[.$I9]" office:value-type="float" office:value="9.28874813710879">
            <text:p>9.29</text:p>
          </table:table-cell>
          <table:table-cell table:style-name="ce5" table:formula="of:=[.W9]+[.$F9]" office:value-type="float" office:value="45.6523845007452">
            <text:p>45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10]/[.$D$2]" office:value-type="float" office:value="0.909090909090909">
            <text:p>0.91</text:p>
          </table:table-cell>
          <table:table-cell table:style-name="ce5" table:formula="of:=(([.$D$2]-[.B10]) * [.$E$2])" office:value-type="float" office:value="90.9090909090909">
            <text:p>90.91</text:p>
          </table:table-cell>
          <table:table-cell table:style-name="ce5" table:formula="of:=1-[.I10]" office:value-type="float" office:value="0.5">
            <text:p>0.50</text:p>
          </table:table-cell>
          <table:table-cell table:style-name="ce5" table:formula="of:=[.D10]*[.E10]" office:value-type="float" office:value="45.4545454545455">
            <text:p>45.4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0]*[.$I10]" office:value-type="float" office:value="14.9519374068554">
            <text:p>14.95</text:p>
          </table:table-cell>
          <table:table-cell table:style-name="ce5" table:formula="of:=[.K10]+[.$F10]" office:value-type="float" office:value="60.4064828614009">
            <text:p>60.41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0]*[.$I10]" office:value-type="float" office:value="14.6538748137109">
            <text:p>14.65</text:p>
          </table:table-cell>
          <table:table-cell table:style-name="ce5" table:formula="of:=[.N10]+[.$F10]" office:value-type="float" office:value="60.1084202682563">
            <text:p>60.11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0]*[.$I10]" office:value-type="float" office:value="13.7596870342772">
            <text:p>13.76</text:p>
          </table:table-cell>
          <table:table-cell table:style-name="ce5" table:formula="of:=[.Q10]+[.$F10]" office:value-type="float" office:value="59.2142324888227">
            <text:p>59.2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0]*[.$I10]" office:value-type="float" office:value="12.2693740685544">
            <text:p>12.27</text:p>
          </table:table-cell>
          <table:table-cell table:style-name="ce5" table:formula="of:=[.T10]+[.$F10]" office:value-type="float" office:value="57.7239195230999">
            <text:p>57.72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0]*[.$I10]" office:value-type="float" office:value="9.28874813710879">
            <text:p>9.29</text:p>
          </table:table-cell>
          <table:table-cell table:style-name="ce5" table:formula="of:=[.W10]+[.$F10]" office:value-type="float" office:value="54.7432935916543">
            <text:p>54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B11]/[.$D$2]" office:value-type="float" office:value="0.890909090909091">
            <text:p>0.89</text:p>
          </table:table-cell>
          <table:table-cell table:style-name="ce5" table:formula="of:=(([.$D$2]-[.B11]) * [.$E$2])" office:value-type="float" office:value="109.090909090909">
            <text:p>109.09</text:p>
          </table:table-cell>
          <table:table-cell table:style-name="ce5" table:formula="of:=1-[.I11]" office:value-type="float" office:value="0.5">
            <text:p>0.50</text:p>
          </table:table-cell>
          <table:table-cell table:style-name="ce5" table:formula="of:=[.D11]*[.E11]" office:value-type="float" office:value="54.5454545454546">
            <text:p>54.5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1]*[.$I11]" office:value-type="float" office:value="14.9519374068554">
            <text:p>14.95</text:p>
          </table:table-cell>
          <table:table-cell table:style-name="ce5" table:formula="of:=[.K11]+[.$F11]" office:value-type="float" office:value="69.49739195231">
            <text:p>69.50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1]*[.$I11]" office:value-type="float" office:value="14.6538748137109">
            <text:p>14.65</text:p>
          </table:table-cell>
          <table:table-cell table:style-name="ce5" table:formula="of:=[.N11]+[.$F11]" office:value-type="float" office:value="69.1993293591654">
            <text:p>69.20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1]*[.$I11]" office:value-type="float" office:value="13.7596870342772">
            <text:p>13.76</text:p>
          </table:table-cell>
          <table:table-cell table:style-name="ce5" table:formula="of:=[.Q11]+[.$F11]" office:value-type="float" office:value="68.3051415797317">
            <text:p>68.3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1]*[.$I11]" office:value-type="float" office:value="12.2693740685544">
            <text:p>12.27</text:p>
          </table:table-cell>
          <table:table-cell table:style-name="ce5" table:formula="of:=[.T11]+[.$F11]" office:value-type="float" office:value="66.8148286140089">
            <text:p>66.8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1]*[.$I11]" office:value-type="float" office:value="9.28874813710879">
            <text:p>9.29</text:p>
          </table:table-cell>
          <table:table-cell table:style-name="ce5" table:formula="of:=[.W11]+[.$F11]" office:value-type="float" office:value="63.8342026825633">
            <text:p>63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B12]/[.$D$2]" office:value-type="float" office:value="0.872727272727273">
            <text:p>0.87</text:p>
          </table:table-cell>
          <table:table-cell table:style-name="ce5" table:formula="of:=(([.$D$2]-[.B12]) * [.$E$2])" office:value-type="float" office:value="127.272727272727">
            <text:p>127.27</text:p>
          </table:table-cell>
          <table:table-cell table:style-name="ce5" table:formula="of:=1-[.I12]" office:value-type="float" office:value="0.5">
            <text:p>0.50</text:p>
          </table:table-cell>
          <table:table-cell table:style-name="ce5" table:formula="of:=[.D12]*[.E12]" office:value-type="float" office:value="63.6363636363636">
            <text:p>63.64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2]*[.$I12]" office:value-type="float" office:value="14.9519374068554">
            <text:p>14.95</text:p>
          </table:table-cell>
          <table:table-cell table:style-name="ce5" table:formula="of:=[.K12]+[.$F12]" office:value-type="float" office:value="78.5883010432191">
            <text:p>78.59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2]*[.$I12]" office:value-type="float" office:value="14.6538748137109">
            <text:p>14.65</text:p>
          </table:table-cell>
          <table:table-cell table:style-name="ce5" table:formula="of:=[.N12]+[.$F12]" office:value-type="float" office:value="78.2902384500745">
            <text:p>78.29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2]*[.$I12]" office:value-type="float" office:value="13.7596870342772">
            <text:p>13.76</text:p>
          </table:table-cell>
          <table:table-cell table:style-name="ce5" table:formula="of:=[.Q12]+[.$F12]" office:value-type="float" office:value="77.3960506706408">
            <text:p>77.40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2]*[.$I12]" office:value-type="float" office:value="12.2693740685544">
            <text:p>12.27</text:p>
          </table:table-cell>
          <table:table-cell table:style-name="ce5" table:formula="of:=[.T12]+[.$F12]" office:value-type="float" office:value="75.905737704918">
            <text:p>75.9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2]*[.$I12]" office:value-type="float" office:value="9.28874813710879">
            <text:p>9.29</text:p>
          </table:table-cell>
          <table:table-cell table:style-name="ce5" table:formula="of:=[.W12]+[.$F12]" office:value-type="float" office:value="72.9251117734724">
            <text:p>72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B13]/[.$D$2]" office:value-type="float" office:value="0.854545454545455">
            <text:p>0.85</text:p>
          </table:table-cell>
          <table:table-cell table:style-name="ce5" table:formula="of:=(([.$D$2]-[.B13]) * [.$E$2])" office:value-type="float" office:value="145.454545454545">
            <text:p>145.45</text:p>
          </table:table-cell>
          <table:table-cell table:style-name="ce5" table:formula="of:=1-[.I13]" office:value-type="float" office:value="0.5">
            <text:p>0.50</text:p>
          </table:table-cell>
          <table:table-cell table:style-name="ce5" table:formula="of:=[.D13]*[.E13]" office:value-type="float" office:value="72.7272727272727">
            <text:p>72.73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3]*[.$I13]" office:value-type="float" office:value="14.9519374068554">
            <text:p>14.95</text:p>
          </table:table-cell>
          <table:table-cell table:style-name="ce5" table:formula="of:=[.K13]+[.$F13]" office:value-type="float" office:value="87.6792101341282">
            <text:p>87.68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3]*[.$I13]" office:value-type="float" office:value="14.6538748137109">
            <text:p>14.65</text:p>
          </table:table-cell>
          <table:table-cell table:style-name="ce5" table:formula="of:=[.N13]+[.$F13]" office:value-type="float" office:value="87.3811475409836">
            <text:p>87.38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3]*[.$I13]" office:value-type="float" office:value="13.7596870342772">
            <text:p>13.76</text:p>
          </table:table-cell>
          <table:table-cell table:style-name="ce5" table:formula="of:=[.Q13]+[.$F13]" office:value-type="float" office:value="86.4869597615499">
            <text:p>86.49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3]*[.$I13]" office:value-type="float" office:value="12.2693740685544">
            <text:p>12.27</text:p>
          </table:table-cell>
          <table:table-cell table:style-name="ce5" table:formula="of:=[.T13]+[.$F13]" office:value-type="float" office:value="84.9966467958271">
            <text:p>85.00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3]*[.$I13]" office:value-type="float" office:value="9.28874813710879">
            <text:p>9.29</text:p>
          </table:table-cell>
          <table:table-cell table:style-name="ce5" table:formula="of:=[.W13]+[.$F13]" office:value-type="float" office:value="82.0160208643815">
            <text:p>82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B14]/[.$D$2]" office:value-type="float" office:value="0.836363636363636">
            <text:p>0.84</text:p>
          </table:table-cell>
          <table:table-cell table:style-name="ce5" table:formula="of:=(([.$D$2]-[.B14]) * [.$E$2])" office:value-type="float" office:value="163.636363636364">
            <text:p>163.64</text:p>
          </table:table-cell>
          <table:table-cell table:style-name="ce5" table:formula="of:=1-[.I14]" office:value-type="float" office:value="0.5">
            <text:p>0.50</text:p>
          </table:table-cell>
          <table:table-cell table:style-name="ce5" table:formula="of:=[.D14]*[.E14]" office:value-type="float" office:value="81.8181818181818">
            <text:p>81.82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4]*[.$I14]" office:value-type="float" office:value="14.9519374068554">
            <text:p>14.95</text:p>
          </table:table-cell>
          <table:table-cell table:style-name="ce5" table:formula="of:=[.K14]+[.$F14]" office:value-type="float" office:value="96.7701192250373">
            <text:p>96.77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4]*[.$I14]" office:value-type="float" office:value="14.6538748137109">
            <text:p>14.65</text:p>
          </table:table-cell>
          <table:table-cell table:style-name="ce5" table:formula="of:=[.N14]+[.$F14]" office:value-type="float" office:value="96.4720566318927">
            <text:p>96.47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4]*[.$I14]" office:value-type="float" office:value="13.7596870342772">
            <text:p>13.76</text:p>
          </table:table-cell>
          <table:table-cell table:style-name="ce5" table:formula="of:=[.Q14]+[.$F14]" office:value-type="float" office:value="95.577868852459">
            <text:p>95.58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4]*[.$I14]" office:value-type="float" office:value="12.2693740685544">
            <text:p>12.27</text:p>
          </table:table-cell>
          <table:table-cell table:style-name="ce5" table:formula="of:=[.T14]+[.$F14]" office:value-type="float" office:value="94.0875558867362">
            <text:p>94.09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4]*[.$I14]" office:value-type="float" office:value="9.28874813710879">
            <text:p>9.29</text:p>
          </table:table-cell>
          <table:table-cell table:style-name="ce5" table:formula="of:=[.W14]+[.$F14]" office:value-type="float" office:value="91.1069299552906">
            <text:p>91.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B15]/[.$D$2]" office:value-type="float" office:value="0.818181818181818">
            <text:p>0.82</text:p>
          </table:table-cell>
          <table:table-cell table:style-name="ce5" table:formula="of:=(([.$D$2]-[.B15]) * [.$E$2])" office:value-type="float" office:value="181.818181818182">
            <text:p>181.82</text:p>
          </table:table-cell>
          <table:table-cell table:style-name="ce5" table:formula="of:=1-[.I15]" office:value-type="float" office:value="0.5">
            <text:p>0.50</text:p>
          </table:table-cell>
          <table:table-cell table:style-name="ce5" table:formula="of:=[.D15]*[.E15]" office:value-type="float" office:value="90.9090909090909">
            <text:p>90.91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5]*[.$I15]" office:value-type="float" office:value="14.9519374068554">
            <text:p>14.95</text:p>
          </table:table-cell>
          <table:table-cell table:style-name="ce5" table:formula="of:=[.K15]+[.$F15]" office:value-type="float" office:value="105.861028315946">
            <text:p>105.86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5]*[.$I15]" office:value-type="float" office:value="14.6538748137109">
            <text:p>14.65</text:p>
          </table:table-cell>
          <table:table-cell table:style-name="ce5" table:formula="of:=[.N15]+[.$F15]" office:value-type="float" office:value="105.562965722802">
            <text:p>105.56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5]*[.$I15]" office:value-type="float" office:value="13.7596870342772">
            <text:p>13.76</text:p>
          </table:table-cell>
          <table:table-cell table:style-name="ce5" table:formula="of:=[.Q15]+[.$F15]" office:value-type="float" office:value="104.668777943368">
            <text:p>104.67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5]*[.$I15]" office:value-type="float" office:value="12.2693740685544">
            <text:p>12.27</text:p>
          </table:table-cell>
          <table:table-cell table:style-name="ce5" table:formula="of:=[.T15]+[.$F15]" office:value-type="float" office:value="103.178464977645">
            <text:p>103.18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5]*[.$I15]" office:value-type="float" office:value="9.28874813710879">
            <text:p>9.29</text:p>
          </table:table-cell>
          <table:table-cell table:style-name="ce5" table:formula="of:=[.W15]+[.$F15]" office:value-type="float" office:value="100.1978390462">
            <text:p>100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B16]/[.$D$2]" office:value-type="float" office:value="0.8">
            <text:p>0.80</text:p>
          </table:table-cell>
          <table:table-cell table:style-name="ce5" table:formula="of:=(([.$D$2]-[.B16]) * [.$E$2])" office:value-type="float" office:value="200">
            <text:p>200.00</text:p>
          </table:table-cell>
          <table:table-cell table:style-name="ce5" table:formula="of:=1-[.I16]" office:value-type="float" office:value="0.5">
            <text:p>0.50</text:p>
          </table:table-cell>
          <table:table-cell table:style-name="ce5" table:formula="of:=[.D16]*[.E16]" office:value-type="float" office:value="100">
            <text:p>100.00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6]*[.$I16]" office:value-type="float" office:value="14.9519374068554">
            <text:p>14.95</text:p>
          </table:table-cell>
          <table:table-cell table:style-name="ce5" table:formula="of:=[.K16]+[.$F16]" office:value-type="float" office:value="114.951937406855">
            <text:p>114.95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6]*[.$I16]" office:value-type="float" office:value="14.6538748137109">
            <text:p>14.65</text:p>
          </table:table-cell>
          <table:table-cell table:style-name="ce5" table:formula="of:=[.N16]+[.$F16]" office:value-type="float" office:value="114.653874813711">
            <text:p>114.65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6]*[.$I16]" office:value-type="float" office:value="13.7596870342772">
            <text:p>13.76</text:p>
          </table:table-cell>
          <table:table-cell table:style-name="ce5" table:formula="of:=[.Q16]+[.$F16]" office:value-type="float" office:value="113.759687034277">
            <text:p>113.76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6]*[.$I16]" office:value-type="float" office:value="12.2693740685544">
            <text:p>12.27</text:p>
          </table:table-cell>
          <table:table-cell table:style-name="ce5" table:formula="of:=[.T16]+[.$F16]" office:value-type="float" office:value="112.269374068554">
            <text:p>112.27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6]*[.$I16]" office:value-type="float" office:value="9.28874813710879">
            <text:p>9.29</text:p>
          </table:table-cell>
          <table:table-cell table:style-name="ce5" table:formula="of:=[.W16]+[.$F16]" office:value-type="float" office:value="109.288748137109">
            <text:p>109.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B17]/[.$D$2]" office:value-type="float" office:value="0.781818181818182">
            <text:p>0.78</text:p>
          </table:table-cell>
          <table:table-cell table:style-name="ce5" table:formula="of:=(([.$D$2]-[.B17]) * [.$E$2])" office:value-type="float" office:value="218.181818181818">
            <text:p>218.18</text:p>
          </table:table-cell>
          <table:table-cell table:style-name="ce5" table:formula="of:=1-[.I17]" office:value-type="float" office:value="0.5">
            <text:p>0.50</text:p>
          </table:table-cell>
          <table:table-cell table:style-name="ce5" table:formula="of:=[.D17]*[.E17]" office:value-type="float" office:value="109.090909090909">
            <text:p>109.09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7]*[.$I17]" office:value-type="float" office:value="14.9519374068554">
            <text:p>14.95</text:p>
          </table:table-cell>
          <table:table-cell table:style-name="ce5" table:formula="of:=[.K17]+[.$F17]" office:value-type="float" office:value="124.042846497765">
            <text:p>124.04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7]*[.$I17]" office:value-type="float" office:value="14.6538748137109">
            <text:p>14.65</text:p>
          </table:table-cell>
          <table:table-cell table:style-name="ce5" table:formula="of:=[.N17]+[.$F17]" office:value-type="float" office:value="123.74478390462">
            <text:p>123.7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7]*[.$I17]" office:value-type="float" office:value="13.7596870342772">
            <text:p>13.76</text:p>
          </table:table-cell>
          <table:table-cell table:style-name="ce5" table:formula="of:=[.Q17]+[.$F17]" office:value-type="float" office:value="122.850596125186">
            <text:p>122.85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7]*[.$I17]" office:value-type="float" office:value="12.2693740685544">
            <text:p>12.27</text:p>
          </table:table-cell>
          <table:table-cell table:style-name="ce5" table:formula="of:=[.T17]+[.$F17]" office:value-type="float" office:value="121.360283159464">
            <text:p>121.36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7]*[.$I17]" office:value-type="float" office:value="9.28874813710879">
            <text:p>9.29</text:p>
          </table:table-cell>
          <table:table-cell table:style-name="ce5" table:formula="of:=[.W17]+[.$F17]" office:value-type="float" office:value="118.379657228018">
            <text:p>118.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B18]/[.$D$2]" office:value-type="float" office:value="0.763636363636364">
            <text:p>0.76</text:p>
          </table:table-cell>
          <table:table-cell table:style-name="ce5" table:formula="of:=(([.$D$2]-[.B18]) * [.$E$2])" office:value-type="float" office:value="236.363636363636">
            <text:p>236.36</text:p>
          </table:table-cell>
          <table:table-cell table:style-name="ce5" table:formula="of:=1-[.I18]" office:value-type="float" office:value="0.5">
            <text:p>0.50</text:p>
          </table:table-cell>
          <table:table-cell table:style-name="ce5" table:formula="of:=[.D18]*[.E18]" office:value-type="float" office:value="118.181818181818">
            <text:p>118.18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8]*[.$I18]" office:value-type="float" office:value="14.9519374068554">
            <text:p>14.95</text:p>
          </table:table-cell>
          <table:table-cell table:style-name="ce5" table:formula="of:=[.K18]+[.$F18]" office:value-type="float" office:value="133.133755588674">
            <text:p>133.13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8]*[.$I18]" office:value-type="float" office:value="14.6538748137109">
            <text:p>14.65</text:p>
          </table:table-cell>
          <table:table-cell table:style-name="ce5" table:formula="of:=[.N18]+[.$F18]" office:value-type="float" office:value="132.835692995529">
            <text:p>132.8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8]*[.$I18]" office:value-type="float" office:value="13.7596870342772">
            <text:p>13.76</text:p>
          </table:table-cell>
          <table:table-cell table:style-name="ce5" table:formula="of:=[.Q18]+[.$F18]" office:value-type="float" office:value="131.941505216095">
            <text:p>131.94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8]*[.$I18]" office:value-type="float" office:value="12.2693740685544">
            <text:p>12.27</text:p>
          </table:table-cell>
          <table:table-cell table:style-name="ce5" table:formula="of:=[.T18]+[.$F18]" office:value-type="float" office:value="130.451192250373">
            <text:p>130.45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8]*[.$I18]" office:value-type="float" office:value="9.28874813710879">
            <text:p>9.29</text:p>
          </table:table-cell>
          <table:table-cell table:style-name="ce5" table:formula="of:=[.W18]+[.$F18]" office:value-type="float" office:value="127.470566318927">
            <text:p>127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B19]/[.$D$2]" office:value-type="float" office:value="0.745454545454545">
            <text:p>0.75</text:p>
          </table:table-cell>
          <table:table-cell table:style-name="ce5" table:formula="of:=(([.$D$2]-[.B19]) * [.$E$2])" office:value-type="float" office:value="254.545454545455">
            <text:p>254.55</text:p>
          </table:table-cell>
          <table:table-cell table:style-name="ce5" table:formula="of:=1-[.I19]" office:value-type="float" office:value="0.5">
            <text:p>0.50</text:p>
          </table:table-cell>
          <table:table-cell table:style-name="ce5" table:formula="of:=[.D19]*[.E19]" office:value-type="float" office:value="127.272727272727">
            <text:p>127.27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19]*[.$I19]" office:value-type="float" office:value="14.9519374068554">
            <text:p>14.95</text:p>
          </table:table-cell>
          <table:table-cell table:style-name="ce5" table:formula="of:=[.K19]+[.$F19]" office:value-type="float" office:value="142.224664679583">
            <text:p>142.2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19]*[.$I19]" office:value-type="float" office:value="14.6538748137109">
            <text:p>14.65</text:p>
          </table:table-cell>
          <table:table-cell table:style-name="ce5" table:formula="of:=[.N19]+[.$F19]" office:value-type="float" office:value="141.926602086438">
            <text:p>141.93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19]*[.$I19]" office:value-type="float" office:value="13.7596870342772">
            <text:p>13.76</text:p>
          </table:table-cell>
          <table:table-cell table:style-name="ce5" table:formula="of:=[.Q19]+[.$F19]" office:value-type="float" office:value="141.032414307004">
            <text:p>141.03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19]*[.$I19]" office:value-type="float" office:value="12.2693740685544">
            <text:p>12.27</text:p>
          </table:table-cell>
          <table:table-cell table:style-name="ce5" table:formula="of:=[.T19]+[.$F19]" office:value-type="float" office:value="139.542101341282">
            <text:p>139.54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19]*[.$I19]" office:value-type="float" office:value="9.28874813710879">
            <text:p>9.29</text:p>
          </table:table-cell>
          <table:table-cell table:style-name="ce5" table:formula="of:=[.W19]+[.$F19]" office:value-type="float" office:value="136.561475409836">
            <text:p>136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20]/[.$D$2]" office:value-type="float" office:value="0.727272727272727">
            <text:p>0.73</text:p>
          </table:table-cell>
          <table:table-cell table:style-name="ce5" table:formula="of:=(([.$D$2]-[.B20]) * [.$E$2])" office:value-type="float" office:value="272.727272727273">
            <text:p>272.73</text:p>
          </table:table-cell>
          <table:table-cell table:style-name="ce5" table:formula="of:=1-[.I20]" office:value-type="float" office:value="0.5">
            <text:p>0.50</text:p>
          </table:table-cell>
          <table:table-cell table:style-name="ce5" table:formula="of:=[.D20]*[.E20]" office:value-type="float" office:value="136.363636363636">
            <text:p>136.36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0]*[.$I20]" office:value-type="float" office:value="14.9519374068554">
            <text:p>14.95</text:p>
          </table:table-cell>
          <table:table-cell table:style-name="ce5" table:formula="of:=[.K20]+[.$F20]" office:value-type="float" office:value="151.315573770492">
            <text:p>151.3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0]*[.$I20]" office:value-type="float" office:value="14.6538748137109">
            <text:p>14.65</text:p>
          </table:table-cell>
          <table:table-cell table:style-name="ce5" table:formula="of:=[.N20]+[.$F20]" office:value-type="float" office:value="151.017511177347">
            <text:p>151.02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0]*[.$I20]" office:value-type="float" office:value="13.7596870342772">
            <text:p>13.76</text:p>
          </table:table-cell>
          <table:table-cell table:style-name="ce5" table:formula="of:=[.Q20]+[.$F20]" office:value-type="float" office:value="150.123323397914">
            <text:p>150.12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0]*[.$I20]" office:value-type="float" office:value="12.2693740685544">
            <text:p>12.27</text:p>
          </table:table-cell>
          <table:table-cell table:style-name="ce5" table:formula="of:=[.T20]+[.$F20]" office:value-type="float" office:value="148.633010432191">
            <text:p>148.63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0]*[.$I20]" office:value-type="float" office:value="9.28874813710879">
            <text:p>9.29</text:p>
          </table:table-cell>
          <table:table-cell table:style-name="ce5" table:formula="of:=[.W20]+[.$F20]" office:value-type="float" office:value="145.652384500745">
            <text:p>145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B21]/[.$D$2]" office:value-type="float" office:value="0.709090909090909">
            <text:p>0.71</text:p>
          </table:table-cell>
          <table:table-cell table:style-name="ce5" table:formula="of:=(([.$D$2]-[.B21]) * [.$E$2])" office:value-type="float" office:value="290.909090909091">
            <text:p>290.91</text:p>
          </table:table-cell>
          <table:table-cell table:style-name="ce5" table:formula="of:=1-[.I21]" office:value-type="float" office:value="0.5">
            <text:p>0.50</text:p>
          </table:table-cell>
          <table:table-cell table:style-name="ce5" table:formula="of:=[.D21]*[.E21]" office:value-type="float" office:value="145.454545454545">
            <text:p>145.4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1]*[.$I21]" office:value-type="float" office:value="14.9519374068554">
            <text:p>14.95</text:p>
          </table:table-cell>
          <table:table-cell table:style-name="ce5" table:formula="of:=[.K21]+[.$F21]" office:value-type="float" office:value="160.406482861401">
            <text:p>160.41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1]*[.$I21]" office:value-type="float" office:value="14.6538748137109">
            <text:p>14.65</text:p>
          </table:table-cell>
          <table:table-cell table:style-name="ce5" table:formula="of:=[.N21]+[.$F21]" office:value-type="float" office:value="160.108420268256">
            <text:p>160.11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1]*[.$I21]" office:value-type="float" office:value="13.7596870342772">
            <text:p>13.76</text:p>
          </table:table-cell>
          <table:table-cell table:style-name="ce5" table:formula="of:=[.Q21]+[.$F21]" office:value-type="float" office:value="159.214232488823">
            <text:p>159.2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1]*[.$I21]" office:value-type="float" office:value="12.2693740685544">
            <text:p>12.27</text:p>
          </table:table-cell>
          <table:table-cell table:style-name="ce5" table:formula="of:=[.T21]+[.$F21]" office:value-type="float" office:value="157.7239195231">
            <text:p>157.72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1]*[.$I21]" office:value-type="float" office:value="9.28874813710879">
            <text:p>9.29</text:p>
          </table:table-cell>
          <table:table-cell table:style-name="ce5" table:formula="of:=[.W21]+[.$F21]" office:value-type="float" office:value="154.743293591654">
            <text:p>154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B22]/[.$D$2]" office:value-type="float" office:value="0.690909090909091">
            <text:p>0.69</text:p>
          </table:table-cell>
          <table:table-cell table:style-name="ce5" table:formula="of:=(([.$D$2]-[.B22]) * [.$E$2])" office:value-type="float" office:value="309.090909090909">
            <text:p>309.09</text:p>
          </table:table-cell>
          <table:table-cell table:style-name="ce5" table:formula="of:=1-[.I22]" office:value-type="float" office:value="0.5">
            <text:p>0.50</text:p>
          </table:table-cell>
          <table:table-cell table:style-name="ce5" table:formula="of:=[.D22]*[.E22]" office:value-type="float" office:value="154.545454545455">
            <text:p>154.5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2]*[.$I22]" office:value-type="float" office:value="14.9519374068554">
            <text:p>14.95</text:p>
          </table:table-cell>
          <table:table-cell table:style-name="ce5" table:formula="of:=[.K22]+[.$F22]" office:value-type="float" office:value="169.49739195231">
            <text:p>169.50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2]*[.$I22]" office:value-type="float" office:value="14.6538748137109">
            <text:p>14.65</text:p>
          </table:table-cell>
          <table:table-cell table:style-name="ce5" table:formula="of:=[.N22]+[.$F22]" office:value-type="float" office:value="169.199329359165">
            <text:p>169.20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2]*[.$I22]" office:value-type="float" office:value="13.7596870342772">
            <text:p>13.76</text:p>
          </table:table-cell>
          <table:table-cell table:style-name="ce5" table:formula="of:=[.Q22]+[.$F22]" office:value-type="float" office:value="168.305141579732">
            <text:p>168.3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2]*[.$I22]" office:value-type="float" office:value="12.2693740685544">
            <text:p>12.27</text:p>
          </table:table-cell>
          <table:table-cell table:style-name="ce5" table:formula="of:=[.T22]+[.$F22]" office:value-type="float" office:value="166.814828614009">
            <text:p>166.8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2]*[.$I22]" office:value-type="float" office:value="9.28874813710879">
            <text:p>9.29</text:p>
          </table:table-cell>
          <table:table-cell table:style-name="ce5" table:formula="of:=[.W22]+[.$F22]" office:value-type="float" office:value="163.834202682563">
            <text:p>163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B23]/[.$D$2]" office:value-type="float" office:value="0.672727272727273">
            <text:p>0.67</text:p>
          </table:table-cell>
          <table:table-cell table:style-name="ce5" table:formula="of:=(([.$D$2]-[.B23]) * [.$E$2])" office:value-type="float" office:value="327.272727272727">
            <text:p>327.27</text:p>
          </table:table-cell>
          <table:table-cell table:style-name="ce5" table:formula="of:=1-[.I23]" office:value-type="float" office:value="0.5">
            <text:p>0.50</text:p>
          </table:table-cell>
          <table:table-cell table:style-name="ce5" table:formula="of:=[.D23]*[.E23]" office:value-type="float" office:value="163.636363636364">
            <text:p>163.64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3]*[.$I23]" office:value-type="float" office:value="14.9519374068554">
            <text:p>14.95</text:p>
          </table:table-cell>
          <table:table-cell table:style-name="ce5" table:formula="of:=[.K23]+[.$F23]" office:value-type="float" office:value="178.588301043219">
            <text:p>178.59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3]*[.$I23]" office:value-type="float" office:value="14.6538748137109">
            <text:p>14.65</text:p>
          </table:table-cell>
          <table:table-cell table:style-name="ce5" table:formula="of:=[.N23]+[.$F23]" office:value-type="float" office:value="178.290238450075">
            <text:p>178.29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3]*[.$I23]" office:value-type="float" office:value="13.7596870342772">
            <text:p>13.76</text:p>
          </table:table-cell>
          <table:table-cell table:style-name="ce5" table:formula="of:=[.Q23]+[.$F23]" office:value-type="float" office:value="177.396050670641">
            <text:p>177.40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3]*[.$I23]" office:value-type="float" office:value="12.2693740685544">
            <text:p>12.27</text:p>
          </table:table-cell>
          <table:table-cell table:style-name="ce5" table:formula="of:=[.T23]+[.$F23]" office:value-type="float" office:value="175.905737704918">
            <text:p>175.9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3]*[.$I23]" office:value-type="float" office:value="9.28874813710879">
            <text:p>9.29</text:p>
          </table:table-cell>
          <table:table-cell table:style-name="ce5" table:formula="of:=[.W23]+[.$F23]" office:value-type="float" office:value="172.925111773472">
            <text:p>172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B24]/[.$D$2]" office:value-type="float" office:value="0.654545454545455">
            <text:p>0.65</text:p>
          </table:table-cell>
          <table:table-cell table:style-name="ce5" table:formula="of:=(([.$D$2]-[.B24]) * [.$E$2])" office:value-type="float" office:value="345.454545454545">
            <text:p>345.45</text:p>
          </table:table-cell>
          <table:table-cell table:style-name="ce5" table:formula="of:=1-[.I24]" office:value-type="float" office:value="0.5">
            <text:p>0.50</text:p>
          </table:table-cell>
          <table:table-cell table:style-name="ce5" table:formula="of:=[.D24]*[.E24]" office:value-type="float" office:value="172.727272727273">
            <text:p>172.73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4]*[.$I24]" office:value-type="float" office:value="14.9519374068554">
            <text:p>14.95</text:p>
          </table:table-cell>
          <table:table-cell table:style-name="ce5" table:formula="of:=[.K24]+[.$F24]" office:value-type="float" office:value="187.679210134128">
            <text:p>187.68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4]*[.$I24]" office:value-type="float" office:value="14.6538748137109">
            <text:p>14.65</text:p>
          </table:table-cell>
          <table:table-cell table:style-name="ce5" table:formula="of:=[.N24]+[.$F24]" office:value-type="float" office:value="187.381147540984">
            <text:p>187.38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4]*[.$I24]" office:value-type="float" office:value="13.7596870342772">
            <text:p>13.76</text:p>
          </table:table-cell>
          <table:table-cell table:style-name="ce5" table:formula="of:=[.Q24]+[.$F24]" office:value-type="float" office:value="186.48695976155">
            <text:p>186.49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4]*[.$I24]" office:value-type="float" office:value="12.2693740685544">
            <text:p>12.27</text:p>
          </table:table-cell>
          <table:table-cell table:style-name="ce5" table:formula="of:=[.T24]+[.$F24]" office:value-type="float" office:value="184.996646795827">
            <text:p>185.00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4]*[.$I24]" office:value-type="float" office:value="9.28874813710879">
            <text:p>9.29</text:p>
          </table:table-cell>
          <table:table-cell table:style-name="ce5" table:formula="of:=[.W24]+[.$F24]" office:value-type="float" office:value="182.016020864382">
            <text:p>182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25]/[.$D$2]" office:value-type="float" office:value="0.636363636363636">
            <text:p>0.64</text:p>
          </table:table-cell>
          <table:table-cell table:style-name="ce5" table:formula="of:=(([.$D$2]-[.B25]) * [.$E$2])" office:value-type="float" office:value="363.636363636364">
            <text:p>363.64</text:p>
          </table:table-cell>
          <table:table-cell table:style-name="ce5" table:formula="of:=1-[.I25]" office:value-type="float" office:value="0.5">
            <text:p>0.50</text:p>
          </table:table-cell>
          <table:table-cell table:style-name="ce5" table:formula="of:=[.D25]*[.E25]" office:value-type="float" office:value="181.818181818182">
            <text:p>181.82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5]*[.$I25]" office:value-type="float" office:value="14.9519374068554">
            <text:p>14.95</text:p>
          </table:table-cell>
          <table:table-cell table:style-name="ce5" table:formula="of:=[.K25]+[.$F25]" office:value-type="float" office:value="196.770119225037">
            <text:p>196.77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5]*[.$I25]" office:value-type="float" office:value="14.6538748137109">
            <text:p>14.65</text:p>
          </table:table-cell>
          <table:table-cell table:style-name="ce5" table:formula="of:=[.N25]+[.$F25]" office:value-type="float" office:value="196.472056631893">
            <text:p>196.47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5]*[.$I25]" office:value-type="float" office:value="13.7596870342772">
            <text:p>13.76</text:p>
          </table:table-cell>
          <table:table-cell table:style-name="ce5" table:formula="of:=[.Q25]+[.$F25]" office:value-type="float" office:value="195.577868852459">
            <text:p>195.58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5]*[.$I25]" office:value-type="float" office:value="12.2693740685544">
            <text:p>12.27</text:p>
          </table:table-cell>
          <table:table-cell table:style-name="ce5" table:formula="of:=[.T25]+[.$F25]" office:value-type="float" office:value="194.087555886736">
            <text:p>194.09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5]*[.$I25]" office:value-type="float" office:value="9.28874813710879">
            <text:p>9.29</text:p>
          </table:table-cell>
          <table:table-cell table:style-name="ce5" table:formula="of:=[.W25]+[.$F25]" office:value-type="float" office:value="191.106929955291">
            <text:p>191.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26]/[.$D$2]" office:value-type="float" office:value="0.618181818181818">
            <text:p>0.62</text:p>
          </table:table-cell>
          <table:table-cell table:style-name="ce5" table:formula="of:=(([.$D$2]-[.B26]) * [.$E$2])" office:value-type="float" office:value="381.818181818182">
            <text:p>381.82</text:p>
          </table:table-cell>
          <table:table-cell table:style-name="ce5" table:formula="of:=1-[.I26]" office:value-type="float" office:value="0.5">
            <text:p>0.50</text:p>
          </table:table-cell>
          <table:table-cell table:style-name="ce5" table:formula="of:=[.D26]*[.E26]" office:value-type="float" office:value="190.909090909091">
            <text:p>190.91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6]*[.$I26]" office:value-type="float" office:value="14.9519374068554">
            <text:p>14.95</text:p>
          </table:table-cell>
          <table:table-cell table:style-name="ce5" table:formula="of:=[.K26]+[.$F26]" office:value-type="float" office:value="205.861028315946">
            <text:p>205.86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6]*[.$I26]" office:value-type="float" office:value="14.6538748137109">
            <text:p>14.65</text:p>
          </table:table-cell>
          <table:table-cell table:style-name="ce5" table:formula="of:=[.N26]+[.$F26]" office:value-type="float" office:value="205.562965722802">
            <text:p>205.56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6]*[.$I26]" office:value-type="float" office:value="13.7596870342772">
            <text:p>13.76</text:p>
          </table:table-cell>
          <table:table-cell table:style-name="ce5" table:formula="of:=[.Q26]+[.$F26]" office:value-type="float" office:value="204.668777943368">
            <text:p>204.67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6]*[.$I26]" office:value-type="float" office:value="12.2693740685544">
            <text:p>12.27</text:p>
          </table:table-cell>
          <table:table-cell table:style-name="ce5" table:formula="of:=[.T26]+[.$F26]" office:value-type="float" office:value="203.178464977645">
            <text:p>203.18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6]*[.$I26]" office:value-type="float" office:value="9.28874813710879">
            <text:p>9.29</text:p>
          </table:table-cell>
          <table:table-cell table:style-name="ce5" table:formula="of:=[.W26]+[.$F26]" office:value-type="float" office:value="200.1978390462">
            <text:p>200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27]/[.$D$2]" office:value-type="float" office:value="0.6">
            <text:p>0.60</text:p>
          </table:table-cell>
          <table:table-cell table:style-name="ce5" table:formula="of:=(([.$D$2]-[.B27]) * [.$E$2])" office:value-type="float" office:value="400">
            <text:p>400.00</text:p>
          </table:table-cell>
          <table:table-cell table:style-name="ce5" table:formula="of:=1-[.I27]" office:value-type="float" office:value="0.5">
            <text:p>0.50</text:p>
          </table:table-cell>
          <table:table-cell table:style-name="ce5" table:formula="of:=[.D27]*[.E27]" office:value-type="float" office:value="200">
            <text:p>200.00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7]*[.$I27]" office:value-type="float" office:value="14.9519374068554">
            <text:p>14.95</text:p>
          </table:table-cell>
          <table:table-cell table:style-name="ce5" table:formula="of:=[.K27]+[.$F27]" office:value-type="float" office:value="214.951937406855">
            <text:p>214.95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7]*[.$I27]" office:value-type="float" office:value="14.6538748137109">
            <text:p>14.65</text:p>
          </table:table-cell>
          <table:table-cell table:style-name="ce5" table:formula="of:=[.N27]+[.$F27]" office:value-type="float" office:value="214.653874813711">
            <text:p>214.65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7]*[.$I27]" office:value-type="float" office:value="13.7596870342772">
            <text:p>13.76</text:p>
          </table:table-cell>
          <table:table-cell table:style-name="ce5" table:formula="of:=[.Q27]+[.$F27]" office:value-type="float" office:value="213.759687034277">
            <text:p>213.76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7]*[.$I27]" office:value-type="float" office:value="12.2693740685544">
            <text:p>12.27</text:p>
          </table:table-cell>
          <table:table-cell table:style-name="ce5" table:formula="of:=[.T27]+[.$F27]" office:value-type="float" office:value="212.269374068554">
            <text:p>212.27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7]*[.$I27]" office:value-type="float" office:value="9.28874813710879">
            <text:p>9.29</text:p>
          </table:table-cell>
          <table:table-cell table:style-name="ce5" table:formula="of:=[.W27]+[.$F27]" office:value-type="float" office:value="209.288748137109">
            <text:p>209.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28]/[.$D$2]" office:value-type="float" office:value="0.581818181818182">
            <text:p>0.58</text:p>
          </table:table-cell>
          <table:table-cell table:style-name="ce5" table:formula="of:=(([.$D$2]-[.B28]) * [.$E$2])" office:value-type="float" office:value="418.181818181818">
            <text:p>418.18</text:p>
          </table:table-cell>
          <table:table-cell table:style-name="ce5" table:formula="of:=1-[.I28]" office:value-type="float" office:value="0.5">
            <text:p>0.50</text:p>
          </table:table-cell>
          <table:table-cell table:style-name="ce5" table:formula="of:=[.D28]*[.E28]" office:value-type="float" office:value="209.090909090909">
            <text:p>209.09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8]*[.$I28]" office:value-type="float" office:value="14.9519374068554">
            <text:p>14.95</text:p>
          </table:table-cell>
          <table:table-cell table:style-name="ce5" table:formula="of:=[.K28]+[.$F28]" office:value-type="float" office:value="224.042846497765">
            <text:p>224.04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8]*[.$I28]" office:value-type="float" office:value="14.6538748137109">
            <text:p>14.65</text:p>
          </table:table-cell>
          <table:table-cell table:style-name="ce5" table:formula="of:=[.N28]+[.$F28]" office:value-type="float" office:value="223.74478390462">
            <text:p>223.7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8]*[.$I28]" office:value-type="float" office:value="13.7596870342772">
            <text:p>13.76</text:p>
          </table:table-cell>
          <table:table-cell table:style-name="ce5" table:formula="of:=[.Q28]+[.$F28]" office:value-type="float" office:value="222.850596125186">
            <text:p>222.85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8]*[.$I28]" office:value-type="float" office:value="12.2693740685544">
            <text:p>12.27</text:p>
          </table:table-cell>
          <table:table-cell table:style-name="ce5" table:formula="of:=[.T28]+[.$F28]" office:value-type="float" office:value="221.360283159464">
            <text:p>221.36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8]*[.$I28]" office:value-type="float" office:value="9.28874813710879">
            <text:p>9.29</text:p>
          </table:table-cell>
          <table:table-cell table:style-name="ce5" table:formula="of:=[.W28]+[.$F28]" office:value-type="float" office:value="218.379657228018">
            <text:p>218.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29]/[.$D$2]" office:value-type="float" office:value="0.563636363636364">
            <text:p>0.56</text:p>
          </table:table-cell>
          <table:table-cell table:style-name="ce5" table:formula="of:=(([.$D$2]-[.B29]) * [.$E$2])" office:value-type="float" office:value="436.363636363636">
            <text:p>436.36</text:p>
          </table:table-cell>
          <table:table-cell table:style-name="ce5" table:formula="of:=1-[.I29]" office:value-type="float" office:value="0.5">
            <text:p>0.50</text:p>
          </table:table-cell>
          <table:table-cell table:style-name="ce5" table:formula="of:=[.D29]*[.E29]" office:value-type="float" office:value="218.181818181818">
            <text:p>218.18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29]*[.$I29]" office:value-type="float" office:value="14.9519374068554">
            <text:p>14.95</text:p>
          </table:table-cell>
          <table:table-cell table:style-name="ce5" table:formula="of:=[.K29]+[.$F29]" office:value-type="float" office:value="233.133755588674">
            <text:p>233.13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29]*[.$I29]" office:value-type="float" office:value="14.6538748137109">
            <text:p>14.65</text:p>
          </table:table-cell>
          <table:table-cell table:style-name="ce5" table:formula="of:=[.N29]+[.$F29]" office:value-type="float" office:value="232.835692995529">
            <text:p>232.8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29]*[.$I29]" office:value-type="float" office:value="13.7596870342772">
            <text:p>13.76</text:p>
          </table:table-cell>
          <table:table-cell table:style-name="ce5" table:formula="of:=[.Q29]+[.$F29]" office:value-type="float" office:value="231.941505216095">
            <text:p>231.94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29]*[.$I29]" office:value-type="float" office:value="12.2693740685544">
            <text:p>12.27</text:p>
          </table:table-cell>
          <table:table-cell table:style-name="ce5" table:formula="of:=[.T29]+[.$F29]" office:value-type="float" office:value="230.451192250373">
            <text:p>230.45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29]*[.$I29]" office:value-type="float" office:value="9.28874813710879">
            <text:p>9.29</text:p>
          </table:table-cell>
          <table:table-cell table:style-name="ce5" table:formula="of:=[.W29]+[.$F29]" office:value-type="float" office:value="227.470566318927">
            <text:p>227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30]/[.$D$2]" office:value-type="float" office:value="0.545454545454545">
            <text:p>0.55</text:p>
          </table:table-cell>
          <table:table-cell table:style-name="ce5" table:formula="of:=(([.$D$2]-[.B30]) * [.$E$2])" office:value-type="float" office:value="454.545454545455">
            <text:p>454.55</text:p>
          </table:table-cell>
          <table:table-cell table:style-name="ce5" table:formula="of:=1-[.I30]" office:value-type="float" office:value="0.5">
            <text:p>0.50</text:p>
          </table:table-cell>
          <table:table-cell table:style-name="ce5" table:formula="of:=[.D30]*[.E30]" office:value-type="float" office:value="227.272727272727">
            <text:p>227.27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0]*[.$I30]" office:value-type="float" office:value="14.9519374068554">
            <text:p>14.95</text:p>
          </table:table-cell>
          <table:table-cell table:style-name="ce5" table:formula="of:=[.K30]+[.$F30]" office:value-type="float" office:value="242.224664679583">
            <text:p>242.2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0]*[.$I30]" office:value-type="float" office:value="14.6538748137109">
            <text:p>14.65</text:p>
          </table:table-cell>
          <table:table-cell table:style-name="ce5" table:formula="of:=[.N30]+[.$F30]" office:value-type="float" office:value="241.926602086438">
            <text:p>241.93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0]*[.$I30]" office:value-type="float" office:value="13.7596870342772">
            <text:p>13.76</text:p>
          </table:table-cell>
          <table:table-cell table:style-name="ce5" table:formula="of:=[.Q30]+[.$F30]" office:value-type="float" office:value="241.032414307004">
            <text:p>241.03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0]*[.$I30]" office:value-type="float" office:value="12.2693740685544">
            <text:p>12.27</text:p>
          </table:table-cell>
          <table:table-cell table:style-name="ce5" table:formula="of:=[.T30]+[.$F30]" office:value-type="float" office:value="239.542101341282">
            <text:p>239.54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0]*[.$I30]" office:value-type="float" office:value="9.28874813710879">
            <text:p>9.29</text:p>
          </table:table-cell>
          <table:table-cell table:style-name="ce5" table:formula="of:=[.W30]+[.$F30]" office:value-type="float" office:value="236.561475409836">
            <text:p>236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31]/[.$D$2]" office:value-type="float" office:value="0.527272727272727">
            <text:p>0.53</text:p>
          </table:table-cell>
          <table:table-cell table:style-name="ce5" table:formula="of:=(([.$D$2]-[.B31]) * [.$E$2])" office:value-type="float" office:value="472.727272727273">
            <text:p>472.73</text:p>
          </table:table-cell>
          <table:table-cell table:style-name="ce5" table:formula="of:=1-[.I31]" office:value-type="float" office:value="0.5">
            <text:p>0.50</text:p>
          </table:table-cell>
          <table:table-cell table:style-name="ce5" table:formula="of:=[.D31]*[.E31]" office:value-type="float" office:value="236.363636363636">
            <text:p>236.36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1]*[.$I31]" office:value-type="float" office:value="14.9519374068554">
            <text:p>14.95</text:p>
          </table:table-cell>
          <table:table-cell table:style-name="ce5" table:formula="of:=[.K31]+[.$F31]" office:value-type="float" office:value="251.315573770492">
            <text:p>251.3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1]*[.$I31]" office:value-type="float" office:value="14.6538748137109">
            <text:p>14.65</text:p>
          </table:table-cell>
          <table:table-cell table:style-name="ce5" table:formula="of:=[.N31]+[.$F31]" office:value-type="float" office:value="251.017511177347">
            <text:p>251.02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1]*[.$I31]" office:value-type="float" office:value="13.7596870342772">
            <text:p>13.76</text:p>
          </table:table-cell>
          <table:table-cell table:style-name="ce5" table:formula="of:=[.Q31]+[.$F31]" office:value-type="float" office:value="250.123323397914">
            <text:p>250.12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1]*[.$I31]" office:value-type="float" office:value="12.2693740685544">
            <text:p>12.27</text:p>
          </table:table-cell>
          <table:table-cell table:style-name="ce5" table:formula="of:=[.T31]+[.$F31]" office:value-type="float" office:value="248.633010432191">
            <text:p>248.63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1]*[.$I31]" office:value-type="float" office:value="9.28874813710879">
            <text:p>9.29</text:p>
          </table:table-cell>
          <table:table-cell table:style-name="ce5" table:formula="of:=[.W31]+[.$F31]" office:value-type="float" office:value="245.652384500745">
            <text:p>245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32]/[.$D$2]" office:value-type="float" office:value="0.509090909090909">
            <text:p>0.51</text:p>
          </table:table-cell>
          <table:table-cell table:style-name="ce5" table:formula="of:=(([.$D$2]-[.B32]) * [.$E$2])" office:value-type="float" office:value="490.909090909091">
            <text:p>490.91</text:p>
          </table:table-cell>
          <table:table-cell table:style-name="ce5" table:formula="of:=1-[.I32]" office:value-type="float" office:value="0.5">
            <text:p>0.50</text:p>
          </table:table-cell>
          <table:table-cell table:style-name="ce5" table:formula="of:=[.D32]*[.E32]" office:value-type="float" office:value="245.454545454545">
            <text:p>245.4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2]*[.$I32]" office:value-type="float" office:value="14.9519374068554">
            <text:p>14.95</text:p>
          </table:table-cell>
          <table:table-cell table:style-name="ce5" table:formula="of:=[.K32]+[.$F32]" office:value-type="float" office:value="260.406482861401">
            <text:p>260.41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2]*[.$I32]" office:value-type="float" office:value="14.6538748137109">
            <text:p>14.65</text:p>
          </table:table-cell>
          <table:table-cell table:style-name="ce5" table:formula="of:=[.N32]+[.$F32]" office:value-type="float" office:value="260.108420268256">
            <text:p>260.11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2]*[.$I32]" office:value-type="float" office:value="13.7596870342772">
            <text:p>13.76</text:p>
          </table:table-cell>
          <table:table-cell table:style-name="ce5" table:formula="of:=[.Q32]+[.$F32]" office:value-type="float" office:value="259.214232488823">
            <text:p>259.2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2]*[.$I32]" office:value-type="float" office:value="12.2693740685544">
            <text:p>12.27</text:p>
          </table:table-cell>
          <table:table-cell table:style-name="ce5" table:formula="of:=[.T32]+[.$F32]" office:value-type="float" office:value="257.7239195231">
            <text:p>257.72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2]*[.$I32]" office:value-type="float" office:value="9.28874813710879">
            <text:p>9.29</text:p>
          </table:table-cell>
          <table:table-cell table:style-name="ce5" table:formula="of:=[.W32]+[.$F32]" office:value-type="float" office:value="254.743293591654">
            <text:p>254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33]/[.$D$2]" office:value-type="float" office:value="0.490909090909091">
            <text:p>0.49</text:p>
          </table:table-cell>
          <table:table-cell table:style-name="ce5" table:formula="of:=(([.$D$2]-[.B33]) * [.$E$2])" office:value-type="float" office:value="509.090909090909">
            <text:p>509.09</text:p>
          </table:table-cell>
          <table:table-cell table:style-name="ce5" table:formula="of:=1-[.I33]" office:value-type="float" office:value="0.5">
            <text:p>0.50</text:p>
          </table:table-cell>
          <table:table-cell table:style-name="ce5" table:formula="of:=[.D33]*[.E33]" office:value-type="float" office:value="254.545454545455">
            <text:p>254.5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3]*[.$I33]" office:value-type="float" office:value="14.9519374068554">
            <text:p>14.95</text:p>
          </table:table-cell>
          <table:table-cell table:style-name="ce5" table:formula="of:=[.K33]+[.$F33]" office:value-type="float" office:value="269.49739195231">
            <text:p>269.50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3]*[.$I33]" office:value-type="float" office:value="14.6538748137109">
            <text:p>14.65</text:p>
          </table:table-cell>
          <table:table-cell table:style-name="ce5" table:formula="of:=[.N33]+[.$F33]" office:value-type="float" office:value="269.199329359165">
            <text:p>269.20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3]*[.$I33]" office:value-type="float" office:value="13.7596870342772">
            <text:p>13.76</text:p>
          </table:table-cell>
          <table:table-cell table:style-name="ce5" table:formula="of:=[.Q33]+[.$F33]" office:value-type="float" office:value="268.305141579732">
            <text:p>268.3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3]*[.$I33]" office:value-type="float" office:value="12.2693740685544">
            <text:p>12.27</text:p>
          </table:table-cell>
          <table:table-cell table:style-name="ce5" table:formula="of:=[.T33]+[.$F33]" office:value-type="float" office:value="266.814828614009">
            <text:p>266.8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3]*[.$I33]" office:value-type="float" office:value="9.28874813710879">
            <text:p>9.29</text:p>
          </table:table-cell>
          <table:table-cell table:style-name="ce5" table:formula="of:=[.W33]+[.$F33]" office:value-type="float" office:value="263.834202682563">
            <text:p>263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34]/[.$D$2]" office:value-type="float" office:value="0.472727272727273">
            <text:p>0.47</text:p>
          </table:table-cell>
          <table:table-cell table:style-name="ce5" table:formula="of:=(([.$D$2]-[.B34]) * [.$E$2])" office:value-type="float" office:value="527.272727272727">
            <text:p>527.27</text:p>
          </table:table-cell>
          <table:table-cell table:style-name="ce5" table:formula="of:=1-[.I34]" office:value-type="float" office:value="0.5">
            <text:p>0.50</text:p>
          </table:table-cell>
          <table:table-cell table:style-name="ce5" table:formula="of:=[.D34]*[.E34]" office:value-type="float" office:value="263.636363636364">
            <text:p>263.64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4]*[.$I34]" office:value-type="float" office:value="14.9519374068554">
            <text:p>14.95</text:p>
          </table:table-cell>
          <table:table-cell table:style-name="ce5" table:formula="of:=[.K34]+[.$F34]" office:value-type="float" office:value="278.588301043219">
            <text:p>278.59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4]*[.$I34]" office:value-type="float" office:value="14.6538748137109">
            <text:p>14.65</text:p>
          </table:table-cell>
          <table:table-cell table:style-name="ce5" table:formula="of:=[.N34]+[.$F34]" office:value-type="float" office:value="278.290238450075">
            <text:p>278.29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4]*[.$I34]" office:value-type="float" office:value="13.7596870342772">
            <text:p>13.76</text:p>
          </table:table-cell>
          <table:table-cell table:style-name="ce5" table:formula="of:=[.Q34]+[.$F34]" office:value-type="float" office:value="277.396050670641">
            <text:p>277.40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4]*[.$I34]" office:value-type="float" office:value="12.2693740685544">
            <text:p>12.27</text:p>
          </table:table-cell>
          <table:table-cell table:style-name="ce5" table:formula="of:=[.T34]+[.$F34]" office:value-type="float" office:value="275.905737704918">
            <text:p>275.9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4]*[.$I34]" office:value-type="float" office:value="9.28874813710879">
            <text:p>9.29</text:p>
          </table:table-cell>
          <table:table-cell table:style-name="ce5" table:formula="of:=[.W34]+[.$F34]" office:value-type="float" office:value="272.925111773472">
            <text:p>272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35]/[.$D$2]" office:value-type="float" office:value="0.454545454545455">
            <text:p>0.45</text:p>
          </table:table-cell>
          <table:table-cell table:style-name="ce5" table:formula="of:=(([.$D$2]-[.B35]) * [.$E$2])" office:value-type="float" office:value="545.454545454546">
            <text:p>545.45</text:p>
          </table:table-cell>
          <table:table-cell table:style-name="ce5" table:formula="of:=1-[.I35]" office:value-type="float" office:value="0.5">
            <text:p>0.50</text:p>
          </table:table-cell>
          <table:table-cell table:style-name="ce5" table:formula="of:=[.D35]*[.E35]" office:value-type="float" office:value="272.727272727273">
            <text:p>272.73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5]*[.$I35]" office:value-type="float" office:value="14.9519374068554">
            <text:p>14.95</text:p>
          </table:table-cell>
          <table:table-cell table:style-name="ce5" table:formula="of:=[.K35]+[.$F35]" office:value-type="float" office:value="287.679210134128">
            <text:p>287.68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5]*[.$I35]" office:value-type="float" office:value="14.6538748137109">
            <text:p>14.65</text:p>
          </table:table-cell>
          <table:table-cell table:style-name="ce5" table:formula="of:=[.N35]+[.$F35]" office:value-type="float" office:value="287.381147540984">
            <text:p>287.38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5]*[.$I35]" office:value-type="float" office:value="13.7596870342772">
            <text:p>13.76</text:p>
          </table:table-cell>
          <table:table-cell table:style-name="ce5" table:formula="of:=[.Q35]+[.$F35]" office:value-type="float" office:value="286.48695976155">
            <text:p>286.49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5]*[.$I35]" office:value-type="float" office:value="12.2693740685544">
            <text:p>12.27</text:p>
          </table:table-cell>
          <table:table-cell table:style-name="ce5" table:formula="of:=[.T35]+[.$F35]" office:value-type="float" office:value="284.996646795827">
            <text:p>285.00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5]*[.$I35]" office:value-type="float" office:value="9.28874813710879">
            <text:p>9.29</text:p>
          </table:table-cell>
          <table:table-cell table:style-name="ce5" table:formula="of:=[.W35]+[.$F35]" office:value-type="float" office:value="282.016020864381">
            <text:p>282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36]/[.$D$2]" office:value-type="float" office:value="0.436363636363636">
            <text:p>0.44</text:p>
          </table:table-cell>
          <table:table-cell table:style-name="ce5" table:formula="of:=(([.$D$2]-[.B36]) * [.$E$2])" office:value-type="float" office:value="563.636363636364">
            <text:p>563.64</text:p>
          </table:table-cell>
          <table:table-cell table:style-name="ce5" table:formula="of:=1-[.I36]" office:value-type="float" office:value="0.5">
            <text:p>0.50</text:p>
          </table:table-cell>
          <table:table-cell table:style-name="ce5" table:formula="of:=[.D36]*[.E36]" office:value-type="float" office:value="281.818181818182">
            <text:p>281.82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6]*[.$I36]" office:value-type="float" office:value="14.9519374068554">
            <text:p>14.95</text:p>
          </table:table-cell>
          <table:table-cell table:style-name="ce5" table:formula="of:=[.K36]+[.$F36]" office:value-type="float" office:value="296.770119225037">
            <text:p>296.77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6]*[.$I36]" office:value-type="float" office:value="14.6538748137109">
            <text:p>14.65</text:p>
          </table:table-cell>
          <table:table-cell table:style-name="ce5" table:formula="of:=[.N36]+[.$F36]" office:value-type="float" office:value="296.472056631893">
            <text:p>296.47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6]*[.$I36]" office:value-type="float" office:value="13.7596870342772">
            <text:p>13.76</text:p>
          </table:table-cell>
          <table:table-cell table:style-name="ce5" table:formula="of:=[.Q36]+[.$F36]" office:value-type="float" office:value="295.577868852459">
            <text:p>295.58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6]*[.$I36]" office:value-type="float" office:value="12.2693740685544">
            <text:p>12.27</text:p>
          </table:table-cell>
          <table:table-cell table:style-name="ce5" table:formula="of:=[.T36]+[.$F36]" office:value-type="float" office:value="294.087555886736">
            <text:p>294.09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6]*[.$I36]" office:value-type="float" office:value="9.28874813710879">
            <text:p>9.29</text:p>
          </table:table-cell>
          <table:table-cell table:style-name="ce5" table:formula="of:=[.W36]+[.$F36]" office:value-type="float" office:value="291.106929955291">
            <text:p>291.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37]/[.$D$2]" office:value-type="float" office:value="0.418181818181818">
            <text:p>0.42</text:p>
          </table:table-cell>
          <table:table-cell table:style-name="ce5" table:formula="of:=(([.$D$2]-[.B37]) * [.$E$2])" office:value-type="float" office:value="581.818181818182">
            <text:p>581.82</text:p>
          </table:table-cell>
          <table:table-cell table:style-name="ce5" table:formula="of:=1-[.I37]" office:value-type="float" office:value="0.5">
            <text:p>0.50</text:p>
          </table:table-cell>
          <table:table-cell table:style-name="ce5" table:formula="of:=[.D37]*[.E37]" office:value-type="float" office:value="290.909090909091">
            <text:p>290.91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7]*[.$I37]" office:value-type="float" office:value="14.9519374068554">
            <text:p>14.95</text:p>
          </table:table-cell>
          <table:table-cell table:style-name="ce5" table:formula="of:=[.K37]+[.$F37]" office:value-type="float" office:value="305.861028315946">
            <text:p>305.86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7]*[.$I37]" office:value-type="float" office:value="14.6538748137109">
            <text:p>14.65</text:p>
          </table:table-cell>
          <table:table-cell table:style-name="ce5" table:formula="of:=[.N37]+[.$F37]" office:value-type="float" office:value="305.562965722802">
            <text:p>305.56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7]*[.$I37]" office:value-type="float" office:value="13.7596870342772">
            <text:p>13.76</text:p>
          </table:table-cell>
          <table:table-cell table:style-name="ce5" table:formula="of:=[.Q37]+[.$F37]" office:value-type="float" office:value="304.668777943368">
            <text:p>304.67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7]*[.$I37]" office:value-type="float" office:value="12.2693740685544">
            <text:p>12.27</text:p>
          </table:table-cell>
          <table:table-cell table:style-name="ce5" table:formula="of:=[.T37]+[.$F37]" office:value-type="float" office:value="303.178464977645">
            <text:p>303.18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7]*[.$I37]" office:value-type="float" office:value="9.28874813710879">
            <text:p>9.29</text:p>
          </table:table-cell>
          <table:table-cell table:style-name="ce5" table:formula="of:=[.W37]+[.$F37]" office:value-type="float" office:value="300.1978390462">
            <text:p>300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38]/[.$D$2]" office:value-type="float" office:value="0.4">
            <text:p>0.40</text:p>
          </table:table-cell>
          <table:table-cell table:style-name="ce5" table:formula="of:=(([.$D$2]-[.B38]) * [.$E$2])" office:value-type="float" office:value="600">
            <text:p>600.00</text:p>
          </table:table-cell>
          <table:table-cell table:style-name="ce5" table:formula="of:=1-[.I38]" office:value-type="float" office:value="0.5">
            <text:p>0.50</text:p>
          </table:table-cell>
          <table:table-cell table:style-name="ce5" table:formula="of:=[.D38]*[.E38]" office:value-type="float" office:value="300">
            <text:p>300.00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8]*[.$I38]" office:value-type="float" office:value="14.9519374068554">
            <text:p>14.95</text:p>
          </table:table-cell>
          <table:table-cell table:style-name="ce5" table:formula="of:=[.K38]+[.$F38]" office:value-type="float" office:value="314.951937406855">
            <text:p>314.95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8]*[.$I38]" office:value-type="float" office:value="14.6538748137109">
            <text:p>14.65</text:p>
          </table:table-cell>
          <table:table-cell table:style-name="ce5" table:formula="of:=[.N38]+[.$F38]" office:value-type="float" office:value="314.653874813711">
            <text:p>314.65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8]*[.$I38]" office:value-type="float" office:value="13.7596870342772">
            <text:p>13.76</text:p>
          </table:table-cell>
          <table:table-cell table:style-name="ce5" table:formula="of:=[.Q38]+[.$F38]" office:value-type="float" office:value="313.759687034277">
            <text:p>313.76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8]*[.$I38]" office:value-type="float" office:value="12.2693740685544">
            <text:p>12.27</text:p>
          </table:table-cell>
          <table:table-cell table:style-name="ce5" table:formula="of:=[.T38]+[.$F38]" office:value-type="float" office:value="312.269374068554">
            <text:p>312.27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8]*[.$I38]" office:value-type="float" office:value="9.28874813710879">
            <text:p>9.29</text:p>
          </table:table-cell>
          <table:table-cell table:style-name="ce5" table:formula="of:=[.W38]+[.$F38]" office:value-type="float" office:value="309.288748137109">
            <text:p>309.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B39]/[.$D$2]" office:value-type="float" office:value="0.381818181818182">
            <text:p>0.38</text:p>
          </table:table-cell>
          <table:table-cell table:style-name="ce5" table:formula="of:=(([.$D$2]-[.B39]) * [.$E$2])" office:value-type="float" office:value="618.181818181818">
            <text:p>618.18</text:p>
          </table:table-cell>
          <table:table-cell table:style-name="ce5" table:formula="of:=1-[.I39]" office:value-type="float" office:value="0.5">
            <text:p>0.50</text:p>
          </table:table-cell>
          <table:table-cell table:style-name="ce5" table:formula="of:=[.D39]*[.E39]" office:value-type="float" office:value="309.090909090909">
            <text:p>309.09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39]*[.$I39]" office:value-type="float" office:value="14.9519374068554">
            <text:p>14.95</text:p>
          </table:table-cell>
          <table:table-cell table:style-name="ce5" table:formula="of:=[.K39]+[.$F39]" office:value-type="float" office:value="324.042846497765">
            <text:p>324.04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39]*[.$I39]" office:value-type="float" office:value="14.6538748137109">
            <text:p>14.65</text:p>
          </table:table-cell>
          <table:table-cell table:style-name="ce5" table:formula="of:=[.N39]+[.$F39]" office:value-type="float" office:value="323.74478390462">
            <text:p>323.7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39]*[.$I39]" office:value-type="float" office:value="13.7596870342772">
            <text:p>13.76</text:p>
          </table:table-cell>
          <table:table-cell table:style-name="ce5" table:formula="of:=[.Q39]+[.$F39]" office:value-type="float" office:value="322.850596125186">
            <text:p>322.85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39]*[.$I39]" office:value-type="float" office:value="12.2693740685544">
            <text:p>12.27</text:p>
          </table:table-cell>
          <table:table-cell table:style-name="ce5" table:formula="of:=[.T39]+[.$F39]" office:value-type="float" office:value="321.360283159464">
            <text:p>321.36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39]*[.$I39]" office:value-type="float" office:value="9.28874813710879">
            <text:p>9.29</text:p>
          </table:table-cell>
          <table:table-cell table:style-name="ce5" table:formula="of:=[.W39]+[.$F39]" office:value-type="float" office:value="318.379657228018">
            <text:p>318.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40]/[.$D$2]" office:value-type="float" office:value="0.363636363636364">
            <text:p>0.36</text:p>
          </table:table-cell>
          <table:table-cell table:style-name="ce5" table:formula="of:=(([.$D$2]-[.B40]) * [.$E$2])" office:value-type="float" office:value="636.363636363636">
            <text:p>636.36</text:p>
          </table:table-cell>
          <table:table-cell table:style-name="ce5" table:formula="of:=1-[.I40]" office:value-type="float" office:value="0.5">
            <text:p>0.50</text:p>
          </table:table-cell>
          <table:table-cell table:style-name="ce5" table:formula="of:=[.D40]*[.E40]" office:value-type="float" office:value="318.181818181818">
            <text:p>318.18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0]*[.$I40]" office:value-type="float" office:value="14.9519374068554">
            <text:p>14.95</text:p>
          </table:table-cell>
          <table:table-cell table:style-name="ce5" table:formula="of:=[.K40]+[.$F40]" office:value-type="float" office:value="333.133755588674">
            <text:p>333.13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0]*[.$I40]" office:value-type="float" office:value="14.6538748137109">
            <text:p>14.65</text:p>
          </table:table-cell>
          <table:table-cell table:style-name="ce5" table:formula="of:=[.N40]+[.$F40]" office:value-type="float" office:value="332.835692995529">
            <text:p>332.8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0]*[.$I40]" office:value-type="float" office:value="13.7596870342772">
            <text:p>13.76</text:p>
          </table:table-cell>
          <table:table-cell table:style-name="ce5" table:formula="of:=[.Q40]+[.$F40]" office:value-type="float" office:value="331.941505216095">
            <text:p>331.94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0]*[.$I40]" office:value-type="float" office:value="12.2693740685544">
            <text:p>12.27</text:p>
          </table:table-cell>
          <table:table-cell table:style-name="ce5" table:formula="of:=[.T40]+[.$F40]" office:value-type="float" office:value="330.451192250373">
            <text:p>330.45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0]*[.$I40]" office:value-type="float" office:value="9.28874813710879">
            <text:p>9.29</text:p>
          </table:table-cell>
          <table:table-cell table:style-name="ce5" table:formula="of:=[.W40]+[.$F40]" office:value-type="float" office:value="327.470566318927">
            <text:p>327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41]/[.$D$2]" office:value-type="float" office:value="0.345454545454545">
            <text:p>0.35</text:p>
          </table:table-cell>
          <table:table-cell table:style-name="ce5" table:formula="of:=(([.$D$2]-[.B41]) * [.$E$2])" office:value-type="float" office:value="654.545454545455">
            <text:p>654.55</text:p>
          </table:table-cell>
          <table:table-cell table:style-name="ce5" table:formula="of:=1-[.I41]" office:value-type="float" office:value="0.5">
            <text:p>0.50</text:p>
          </table:table-cell>
          <table:table-cell table:style-name="ce5" table:formula="of:=[.D41]*[.E41]" office:value-type="float" office:value="327.272727272727">
            <text:p>327.27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1]*[.$I41]" office:value-type="float" office:value="14.9519374068554">
            <text:p>14.95</text:p>
          </table:table-cell>
          <table:table-cell table:style-name="ce5" table:formula="of:=[.K41]+[.$F41]" office:value-type="float" office:value="342.224664679583">
            <text:p>342.2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1]*[.$I41]" office:value-type="float" office:value="14.6538748137109">
            <text:p>14.65</text:p>
          </table:table-cell>
          <table:table-cell table:style-name="ce5" table:formula="of:=[.N41]+[.$F41]" office:value-type="float" office:value="341.926602086438">
            <text:p>341.93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1]*[.$I41]" office:value-type="float" office:value="13.7596870342772">
            <text:p>13.76</text:p>
          </table:table-cell>
          <table:table-cell table:style-name="ce5" table:formula="of:=[.Q41]+[.$F41]" office:value-type="float" office:value="341.032414307004">
            <text:p>341.03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1]*[.$I41]" office:value-type="float" office:value="12.2693740685544">
            <text:p>12.27</text:p>
          </table:table-cell>
          <table:table-cell table:style-name="ce5" table:formula="of:=[.T41]+[.$F41]" office:value-type="float" office:value="339.542101341282">
            <text:p>339.54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1]*[.$I41]" office:value-type="float" office:value="9.28874813710879">
            <text:p>9.29</text:p>
          </table:table-cell>
          <table:table-cell table:style-name="ce5" table:formula="of:=[.W41]+[.$F41]" office:value-type="float" office:value="336.561475409836">
            <text:p>336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42]/[.$D$2]" office:value-type="float" office:value="0.327272727272727">
            <text:p>0.33</text:p>
          </table:table-cell>
          <table:table-cell table:style-name="ce5" table:formula="of:=(([.$D$2]-[.B42]) * [.$E$2])" office:value-type="float" office:value="672.727272727273">
            <text:p>672.73</text:p>
          </table:table-cell>
          <table:table-cell table:style-name="ce5" table:formula="of:=1-[.I42]" office:value-type="float" office:value="0.5">
            <text:p>0.50</text:p>
          </table:table-cell>
          <table:table-cell table:style-name="ce5" table:formula="of:=[.D42]*[.E42]" office:value-type="float" office:value="336.363636363636">
            <text:p>336.36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2]*[.$I42]" office:value-type="float" office:value="14.9519374068554">
            <text:p>14.95</text:p>
          </table:table-cell>
          <table:table-cell table:style-name="ce5" table:formula="of:=[.K42]+[.$F42]" office:value-type="float" office:value="351.315573770492">
            <text:p>351.3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2]*[.$I42]" office:value-type="float" office:value="14.6538748137109">
            <text:p>14.65</text:p>
          </table:table-cell>
          <table:table-cell table:style-name="ce5" table:formula="of:=[.N42]+[.$F42]" office:value-type="float" office:value="351.017511177347">
            <text:p>351.02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2]*[.$I42]" office:value-type="float" office:value="13.7596870342772">
            <text:p>13.76</text:p>
          </table:table-cell>
          <table:table-cell table:style-name="ce5" table:formula="of:=[.Q42]+[.$F42]" office:value-type="float" office:value="350.123323397914">
            <text:p>350.12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2]*[.$I42]" office:value-type="float" office:value="12.2693740685544">
            <text:p>12.27</text:p>
          </table:table-cell>
          <table:table-cell table:style-name="ce5" table:formula="of:=[.T42]+[.$F42]" office:value-type="float" office:value="348.633010432191">
            <text:p>348.63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2]*[.$I42]" office:value-type="float" office:value="9.28874813710879">
            <text:p>9.29</text:p>
          </table:table-cell>
          <table:table-cell table:style-name="ce5" table:formula="of:=[.W42]+[.$F42]" office:value-type="float" office:value="345.652384500745">
            <text:p>345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43]/[.$D$2]" office:value-type="float" office:value="0.309090909090909">
            <text:p>0.31</text:p>
          </table:table-cell>
          <table:table-cell table:style-name="ce5" table:formula="of:=(([.$D$2]-[.B43]) * [.$E$2])" office:value-type="float" office:value="690.909090909091">
            <text:p>690.91</text:p>
          </table:table-cell>
          <table:table-cell table:style-name="ce5" table:formula="of:=1-[.I43]" office:value-type="float" office:value="0.5">
            <text:p>0.50</text:p>
          </table:table-cell>
          <table:table-cell table:style-name="ce5" table:formula="of:=[.D43]*[.E43]" office:value-type="float" office:value="345.454545454545">
            <text:p>345.4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3]*[.$I43]" office:value-type="float" office:value="14.9519374068554">
            <text:p>14.95</text:p>
          </table:table-cell>
          <table:table-cell table:style-name="ce5" table:formula="of:=[.K43]+[.$F43]" office:value-type="float" office:value="360.406482861401">
            <text:p>360.41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3]*[.$I43]" office:value-type="float" office:value="14.6538748137109">
            <text:p>14.65</text:p>
          </table:table-cell>
          <table:table-cell table:style-name="ce5" table:formula="of:=[.N43]+[.$F43]" office:value-type="float" office:value="360.108420268256">
            <text:p>360.11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3]*[.$I43]" office:value-type="float" office:value="13.7596870342772">
            <text:p>13.76</text:p>
          </table:table-cell>
          <table:table-cell table:style-name="ce5" table:formula="of:=[.Q43]+[.$F43]" office:value-type="float" office:value="359.214232488823">
            <text:p>359.2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3]*[.$I43]" office:value-type="float" office:value="12.2693740685544">
            <text:p>12.27</text:p>
          </table:table-cell>
          <table:table-cell table:style-name="ce5" table:formula="of:=[.T43]+[.$F43]" office:value-type="float" office:value="357.7239195231">
            <text:p>357.72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3]*[.$I43]" office:value-type="float" office:value="9.28874813710879">
            <text:p>9.29</text:p>
          </table:table-cell>
          <table:table-cell table:style-name="ce5" table:formula="of:=[.W43]+[.$F43]" office:value-type="float" office:value="354.743293591654">
            <text:p>354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44]/[.$D$2]" office:value-type="float" office:value="0.290909090909091">
            <text:p>0.29</text:p>
          </table:table-cell>
          <table:table-cell table:style-name="ce5" table:formula="of:=(([.$D$2]-[.B44]) * [.$E$2])" office:value-type="float" office:value="709.090909090909">
            <text:p>709.09</text:p>
          </table:table-cell>
          <table:table-cell table:style-name="ce5" table:formula="of:=1-[.I44]" office:value-type="float" office:value="0.5">
            <text:p>0.50</text:p>
          </table:table-cell>
          <table:table-cell table:style-name="ce5" table:formula="of:=[.D44]*[.E44]" office:value-type="float" office:value="354.545454545455">
            <text:p>354.5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4]*[.$I44]" office:value-type="float" office:value="14.9519374068554">
            <text:p>14.95</text:p>
          </table:table-cell>
          <table:table-cell table:style-name="ce5" table:formula="of:=[.K44]+[.$F44]" office:value-type="float" office:value="369.49739195231">
            <text:p>369.50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4]*[.$I44]" office:value-type="float" office:value="14.6538748137109">
            <text:p>14.65</text:p>
          </table:table-cell>
          <table:table-cell table:style-name="ce5" table:formula="of:=[.N44]+[.$F44]" office:value-type="float" office:value="369.199329359165">
            <text:p>369.20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4]*[.$I44]" office:value-type="float" office:value="13.7596870342772">
            <text:p>13.76</text:p>
          </table:table-cell>
          <table:table-cell table:style-name="ce5" table:formula="of:=[.Q44]+[.$F44]" office:value-type="float" office:value="368.305141579732">
            <text:p>368.3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4]*[.$I44]" office:value-type="float" office:value="12.2693740685544">
            <text:p>12.27</text:p>
          </table:table-cell>
          <table:table-cell table:style-name="ce5" table:formula="of:=[.T44]+[.$F44]" office:value-type="float" office:value="366.814828614009">
            <text:p>366.8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4]*[.$I44]" office:value-type="float" office:value="9.28874813710879">
            <text:p>9.29</text:p>
          </table:table-cell>
          <table:table-cell table:style-name="ce5" table:formula="of:=[.W44]+[.$F44]" office:value-type="float" office:value="363.834202682563">
            <text:p>363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45]/[.$D$2]" office:value-type="float" office:value="0.272727272727273">
            <text:p>0.27</text:p>
          </table:table-cell>
          <table:table-cell table:style-name="ce5" table:formula="of:=(([.$D$2]-[.B45]) * [.$E$2])" office:value-type="float" office:value="727.272727272727">
            <text:p>727.27</text:p>
          </table:table-cell>
          <table:table-cell table:style-name="ce5" table:formula="of:=1-[.I45]" office:value-type="float" office:value="0.5">
            <text:p>0.50</text:p>
          </table:table-cell>
          <table:table-cell table:style-name="ce5" table:formula="of:=[.D45]*[.E45]" office:value-type="float" office:value="363.636363636364">
            <text:p>363.64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5]*[.$I45]" office:value-type="float" office:value="14.9519374068554">
            <text:p>14.95</text:p>
          </table:table-cell>
          <table:table-cell table:style-name="ce5" table:formula="of:=[.K45]+[.$F45]" office:value-type="float" office:value="378.588301043219">
            <text:p>378.59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5]*[.$I45]" office:value-type="float" office:value="14.6538748137109">
            <text:p>14.65</text:p>
          </table:table-cell>
          <table:table-cell table:style-name="ce5" table:formula="of:=[.N45]+[.$F45]" office:value-type="float" office:value="378.290238450075">
            <text:p>378.29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5]*[.$I45]" office:value-type="float" office:value="13.7596870342772">
            <text:p>13.76</text:p>
          </table:table-cell>
          <table:table-cell table:style-name="ce5" table:formula="of:=[.Q45]+[.$F45]" office:value-type="float" office:value="377.396050670641">
            <text:p>377.40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5]*[.$I45]" office:value-type="float" office:value="12.2693740685544">
            <text:p>12.27</text:p>
          </table:table-cell>
          <table:table-cell table:style-name="ce5" table:formula="of:=[.T45]+[.$F45]" office:value-type="float" office:value="375.905737704918">
            <text:p>375.9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5]*[.$I45]" office:value-type="float" office:value="9.28874813710879">
            <text:p>9.29</text:p>
          </table:table-cell>
          <table:table-cell table:style-name="ce5" table:formula="of:=[.W45]+[.$F45]" office:value-type="float" office:value="372.925111773472">
            <text:p>372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46]/[.$D$2]" office:value-type="float" office:value="0.254545454545454">
            <text:p>0.25</text:p>
          </table:table-cell>
          <table:table-cell table:style-name="ce5" table:formula="of:=(([.$D$2]-[.B46]) * [.$E$2])" office:value-type="float" office:value="745.454545454546">
            <text:p>745.45</text:p>
          </table:table-cell>
          <table:table-cell table:style-name="ce5" table:formula="of:=1-[.I46]" office:value-type="float" office:value="0.5">
            <text:p>0.50</text:p>
          </table:table-cell>
          <table:table-cell table:style-name="ce5" table:formula="of:=[.D46]*[.E46]" office:value-type="float" office:value="372.727272727273">
            <text:p>372.73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6]*[.$I46]" office:value-type="float" office:value="14.9519374068554">
            <text:p>14.95</text:p>
          </table:table-cell>
          <table:table-cell table:style-name="ce5" table:formula="of:=[.K46]+[.$F46]" office:value-type="float" office:value="387.679210134128">
            <text:p>387.68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6]*[.$I46]" office:value-type="float" office:value="14.6538748137109">
            <text:p>14.65</text:p>
          </table:table-cell>
          <table:table-cell table:style-name="ce5" table:formula="of:=[.N46]+[.$F46]" office:value-type="float" office:value="387.381147540984">
            <text:p>387.38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6]*[.$I46]" office:value-type="float" office:value="13.7596870342772">
            <text:p>13.76</text:p>
          </table:table-cell>
          <table:table-cell table:style-name="ce5" table:formula="of:=[.Q46]+[.$F46]" office:value-type="float" office:value="386.48695976155">
            <text:p>386.49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6]*[.$I46]" office:value-type="float" office:value="12.2693740685544">
            <text:p>12.27</text:p>
          </table:table-cell>
          <table:table-cell table:style-name="ce5" table:formula="of:=[.T46]+[.$F46]" office:value-type="float" office:value="384.996646795827">
            <text:p>385.00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6]*[.$I46]" office:value-type="float" office:value="9.28874813710879">
            <text:p>9.29</text:p>
          </table:table-cell>
          <table:table-cell table:style-name="ce5" table:formula="of:=[.W46]+[.$F46]" office:value-type="float" office:value="382.016020864381">
            <text:p>382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47]/[.$D$2]" office:value-type="float" office:value="0.236363636363636">
            <text:p>0.24</text:p>
          </table:table-cell>
          <table:table-cell table:style-name="ce5" table:formula="of:=(([.$D$2]-[.B47]) * [.$E$2])" office:value-type="float" office:value="763.636363636364">
            <text:p>763.64</text:p>
          </table:table-cell>
          <table:table-cell table:style-name="ce5" table:formula="of:=1-[.I47]" office:value-type="float" office:value="0.5">
            <text:p>0.50</text:p>
          </table:table-cell>
          <table:table-cell table:style-name="ce5" table:formula="of:=[.D47]*[.E47]" office:value-type="float" office:value="381.818181818182">
            <text:p>381.82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7]*[.$I47]" office:value-type="float" office:value="14.9519374068554">
            <text:p>14.95</text:p>
          </table:table-cell>
          <table:table-cell table:style-name="ce5" table:formula="of:=[.K47]+[.$F47]" office:value-type="float" office:value="396.770119225037">
            <text:p>396.77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7]*[.$I47]" office:value-type="float" office:value="14.6538748137109">
            <text:p>14.65</text:p>
          </table:table-cell>
          <table:table-cell table:style-name="ce5" table:formula="of:=[.N47]+[.$F47]" office:value-type="float" office:value="396.472056631893">
            <text:p>396.47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7]*[.$I47]" office:value-type="float" office:value="13.7596870342772">
            <text:p>13.76</text:p>
          </table:table-cell>
          <table:table-cell table:style-name="ce5" table:formula="of:=[.Q47]+[.$F47]" office:value-type="float" office:value="395.577868852459">
            <text:p>395.58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7]*[.$I47]" office:value-type="float" office:value="12.2693740685544">
            <text:p>12.27</text:p>
          </table:table-cell>
          <table:table-cell table:style-name="ce5" table:formula="of:=[.T47]+[.$F47]" office:value-type="float" office:value="394.087555886736">
            <text:p>394.09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7]*[.$I47]" office:value-type="float" office:value="9.28874813710879">
            <text:p>9.29</text:p>
          </table:table-cell>
          <table:table-cell table:style-name="ce5" table:formula="of:=[.W47]+[.$F47]" office:value-type="float" office:value="391.106929955291">
            <text:p>391.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48]/[.$D$2]" office:value-type="float" office:value="0.218181818181818">
            <text:p>0.22</text:p>
          </table:table-cell>
          <table:table-cell table:style-name="ce5" table:formula="of:=(([.$D$2]-[.B48]) * [.$E$2])" office:value-type="float" office:value="781.818181818182">
            <text:p>781.82</text:p>
          </table:table-cell>
          <table:table-cell table:style-name="ce5" table:formula="of:=1-[.I48]" office:value-type="float" office:value="0.5">
            <text:p>0.50</text:p>
          </table:table-cell>
          <table:table-cell table:style-name="ce5" table:formula="of:=[.D48]*[.E48]" office:value-type="float" office:value="390.909090909091">
            <text:p>390.91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8]*[.$I48]" office:value-type="float" office:value="14.9519374068554">
            <text:p>14.95</text:p>
          </table:table-cell>
          <table:table-cell table:style-name="ce5" table:formula="of:=[.K48]+[.$F48]" office:value-type="float" office:value="405.861028315946">
            <text:p>405.86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8]*[.$I48]" office:value-type="float" office:value="14.6538748137109">
            <text:p>14.65</text:p>
          </table:table-cell>
          <table:table-cell table:style-name="ce5" table:formula="of:=[.N48]+[.$F48]" office:value-type="float" office:value="405.562965722802">
            <text:p>405.56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8]*[.$I48]" office:value-type="float" office:value="13.7596870342772">
            <text:p>13.76</text:p>
          </table:table-cell>
          <table:table-cell table:style-name="ce5" table:formula="of:=[.Q48]+[.$F48]" office:value-type="float" office:value="404.668777943368">
            <text:p>404.67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8]*[.$I48]" office:value-type="float" office:value="12.2693740685544">
            <text:p>12.27</text:p>
          </table:table-cell>
          <table:table-cell table:style-name="ce5" table:formula="of:=[.T48]+[.$F48]" office:value-type="float" office:value="403.178464977645">
            <text:p>403.18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8]*[.$I48]" office:value-type="float" office:value="9.28874813710879">
            <text:p>9.29</text:p>
          </table:table-cell>
          <table:table-cell table:style-name="ce5" table:formula="of:=[.W48]+[.$F48]" office:value-type="float" office:value="400.1978390462">
            <text:p>400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49]/[.$D$2]" office:value-type="float" office:value="0.2">
            <text:p>0.20</text:p>
          </table:table-cell>
          <table:table-cell table:style-name="ce5" table:formula="of:=(([.$D$2]-[.B49]) * [.$E$2])" office:value-type="float" office:value="800">
            <text:p>800.00</text:p>
          </table:table-cell>
          <table:table-cell table:style-name="ce5" table:formula="of:=1-[.I49]" office:value-type="float" office:value="0.5">
            <text:p>0.50</text:p>
          </table:table-cell>
          <table:table-cell table:style-name="ce5" table:formula="of:=[.D49]*[.E49]" office:value-type="float" office:value="400">
            <text:p>400.00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49]*[.$I49]" office:value-type="float" office:value="14.9519374068554">
            <text:p>14.95</text:p>
          </table:table-cell>
          <table:table-cell table:style-name="ce5" table:formula="of:=[.K49]+[.$F49]" office:value-type="float" office:value="414.951937406856">
            <text:p>414.95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49]*[.$I49]" office:value-type="float" office:value="14.6538748137109">
            <text:p>14.65</text:p>
          </table:table-cell>
          <table:table-cell table:style-name="ce5" table:formula="of:=[.N49]+[.$F49]" office:value-type="float" office:value="414.653874813711">
            <text:p>414.65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49]*[.$I49]" office:value-type="float" office:value="13.7596870342772">
            <text:p>13.76</text:p>
          </table:table-cell>
          <table:table-cell table:style-name="ce5" table:formula="of:=[.Q49]+[.$F49]" office:value-type="float" office:value="413.759687034277">
            <text:p>413.76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49]*[.$I49]" office:value-type="float" office:value="12.2693740685544">
            <text:p>12.27</text:p>
          </table:table-cell>
          <table:table-cell table:style-name="ce5" table:formula="of:=[.T49]+[.$F49]" office:value-type="float" office:value="412.269374068555">
            <text:p>412.27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49]*[.$I49]" office:value-type="float" office:value="9.28874813710879">
            <text:p>9.29</text:p>
          </table:table-cell>
          <table:table-cell table:style-name="ce5" table:formula="of:=[.W49]+[.$F49]" office:value-type="float" office:value="409.288748137109">
            <text:p>409.2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50]/[.$D$2]" office:value-type="float" office:value="0.181818181818182">
            <text:p>0.18</text:p>
          </table:table-cell>
          <table:table-cell table:style-name="ce5" table:formula="of:=(([.$D$2]-[.B50]) * [.$E$2])" office:value-type="float" office:value="818.181818181818">
            <text:p>818.18</text:p>
          </table:table-cell>
          <table:table-cell table:style-name="ce5" table:formula="of:=1-[.I50]" office:value-type="float" office:value="0.5">
            <text:p>0.50</text:p>
          </table:table-cell>
          <table:table-cell table:style-name="ce5" table:formula="of:=[.D50]*[.E50]" office:value-type="float" office:value="409.090909090909">
            <text:p>409.09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0]*[.$I50]" office:value-type="float" office:value="14.9519374068554">
            <text:p>14.95</text:p>
          </table:table-cell>
          <table:table-cell table:style-name="ce5" table:formula="of:=[.K50]+[.$F50]" office:value-type="float" office:value="424.042846497765">
            <text:p>424.04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0]*[.$I50]" office:value-type="float" office:value="14.6538748137109">
            <text:p>14.65</text:p>
          </table:table-cell>
          <table:table-cell table:style-name="ce5" table:formula="of:=[.N50]+[.$F50]" office:value-type="float" office:value="423.74478390462">
            <text:p>423.7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0]*[.$I50]" office:value-type="float" office:value="13.7596870342772">
            <text:p>13.76</text:p>
          </table:table-cell>
          <table:table-cell table:style-name="ce5" table:formula="of:=[.Q50]+[.$F50]" office:value-type="float" office:value="422.850596125186">
            <text:p>422.85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0]*[.$I50]" office:value-type="float" office:value="12.2693740685544">
            <text:p>12.27</text:p>
          </table:table-cell>
          <table:table-cell table:style-name="ce5" table:formula="of:=[.T50]+[.$F50]" office:value-type="float" office:value="421.360283159464">
            <text:p>421.36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0]*[.$I50]" office:value-type="float" office:value="9.28874813710879">
            <text:p>9.29</text:p>
          </table:table-cell>
          <table:table-cell table:style-name="ce5" table:formula="of:=[.W50]+[.$F50]" office:value-type="float" office:value="418.379657228018">
            <text:p>418.3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51]/[.$D$2]" office:value-type="float" office:value="0.163636363636364">
            <text:p>0.16</text:p>
          </table:table-cell>
          <table:table-cell table:style-name="ce5" table:formula="of:=(([.$D$2]-[.B51]) * [.$E$2])" office:value-type="float" office:value="836.363636363637">
            <text:p>836.36</text:p>
          </table:table-cell>
          <table:table-cell table:style-name="ce5" table:formula="of:=1-[.I51]" office:value-type="float" office:value="0.5">
            <text:p>0.50</text:p>
          </table:table-cell>
          <table:table-cell table:style-name="ce5" table:formula="of:=[.D51]*[.E51]" office:value-type="float" office:value="418.181818181818">
            <text:p>418.18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1]*[.$I51]" office:value-type="float" office:value="14.9519374068554">
            <text:p>14.95</text:p>
          </table:table-cell>
          <table:table-cell table:style-name="ce5" table:formula="of:=[.K51]+[.$F51]" office:value-type="float" office:value="433.133755588674">
            <text:p>433.13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1]*[.$I51]" office:value-type="float" office:value="14.6538748137109">
            <text:p>14.65</text:p>
          </table:table-cell>
          <table:table-cell table:style-name="ce5" table:formula="of:=[.N51]+[.$F51]" office:value-type="float" office:value="432.835692995529">
            <text:p>432.84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1]*[.$I51]" office:value-type="float" office:value="13.7596870342772">
            <text:p>13.76</text:p>
          </table:table-cell>
          <table:table-cell table:style-name="ce5" table:formula="of:=[.Q51]+[.$F51]" office:value-type="float" office:value="431.941505216095">
            <text:p>431.94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1]*[.$I51]" office:value-type="float" office:value="12.2693740685544">
            <text:p>12.27</text:p>
          </table:table-cell>
          <table:table-cell table:style-name="ce5" table:formula="of:=[.T51]+[.$F51]" office:value-type="float" office:value="430.451192250373">
            <text:p>430.45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1]*[.$I51]" office:value-type="float" office:value="9.28874813710879">
            <text:p>9.29</text:p>
          </table:table-cell>
          <table:table-cell table:style-name="ce5" table:formula="of:=[.W51]+[.$F51]" office:value-type="float" office:value="427.470566318927">
            <text:p>427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52]/[.$D$2]" office:value-type="float" office:value="0.145454545454545">
            <text:p>0.15</text:p>
          </table:table-cell>
          <table:table-cell table:style-name="ce5" table:formula="of:=(([.$D$2]-[.B52]) * [.$E$2])" office:value-type="float" office:value="854.545454545455">
            <text:p>854.55</text:p>
          </table:table-cell>
          <table:table-cell table:style-name="ce5" table:formula="of:=1-[.I52]" office:value-type="float" office:value="0.5">
            <text:p>0.50</text:p>
          </table:table-cell>
          <table:table-cell table:style-name="ce5" table:formula="of:=[.D52]*[.E52]" office:value-type="float" office:value="427.272727272727">
            <text:p>427.27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2]*[.$I52]" office:value-type="float" office:value="14.9519374068554">
            <text:p>14.95</text:p>
          </table:table-cell>
          <table:table-cell table:style-name="ce5" table:formula="of:=[.K52]+[.$F52]" office:value-type="float" office:value="442.224664679583">
            <text:p>442.2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2]*[.$I52]" office:value-type="float" office:value="14.6538748137109">
            <text:p>14.65</text:p>
          </table:table-cell>
          <table:table-cell table:style-name="ce5" table:formula="of:=[.N52]+[.$F52]" office:value-type="float" office:value="441.926602086438">
            <text:p>441.93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2]*[.$I52]" office:value-type="float" office:value="13.7596870342772">
            <text:p>13.76</text:p>
          </table:table-cell>
          <table:table-cell table:style-name="ce5" table:formula="of:=[.Q52]+[.$F52]" office:value-type="float" office:value="441.032414307005">
            <text:p>441.03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2]*[.$I52]" office:value-type="float" office:value="12.2693740685544">
            <text:p>12.27</text:p>
          </table:table-cell>
          <table:table-cell table:style-name="ce5" table:formula="of:=[.T52]+[.$F52]" office:value-type="float" office:value="439.542101341282">
            <text:p>439.54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2]*[.$I52]" office:value-type="float" office:value="9.28874813710879">
            <text:p>9.29</text:p>
          </table:table-cell>
          <table:table-cell table:style-name="ce5" table:formula="of:=[.W52]+[.$F52]" office:value-type="float" office:value="436.561475409836">
            <text:p>436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53]/[.$D$2]" office:value-type="float" office:value="0.127272727272727">
            <text:p>0.13</text:p>
          </table:table-cell>
          <table:table-cell table:style-name="ce5" table:formula="of:=(([.$D$2]-[.B53]) * [.$E$2])" office:value-type="float" office:value="872.727272727273">
            <text:p>872.73</text:p>
          </table:table-cell>
          <table:table-cell table:style-name="ce5" table:formula="of:=1-[.I53]" office:value-type="float" office:value="0.5">
            <text:p>0.50</text:p>
          </table:table-cell>
          <table:table-cell table:style-name="ce5" table:formula="of:=[.D53]*[.E53]" office:value-type="float" office:value="436.363636363636">
            <text:p>436.36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3]*[.$I53]" office:value-type="float" office:value="14.9519374068554">
            <text:p>14.95</text:p>
          </table:table-cell>
          <table:table-cell table:style-name="ce5" table:formula="of:=[.K53]+[.$F53]" office:value-type="float" office:value="451.315573770492">
            <text:p>451.32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3]*[.$I53]" office:value-type="float" office:value="14.6538748137109">
            <text:p>14.65</text:p>
          </table:table-cell>
          <table:table-cell table:style-name="ce5" table:formula="of:=[.N53]+[.$F53]" office:value-type="float" office:value="451.017511177347">
            <text:p>451.02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3]*[.$I53]" office:value-type="float" office:value="13.7596870342772">
            <text:p>13.76</text:p>
          </table:table-cell>
          <table:table-cell table:style-name="ce5" table:formula="of:=[.Q53]+[.$F53]" office:value-type="float" office:value="450.123323397914">
            <text:p>450.12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3]*[.$I53]" office:value-type="float" office:value="12.2693740685544">
            <text:p>12.27</text:p>
          </table:table-cell>
          <table:table-cell table:style-name="ce5" table:formula="of:=[.T53]+[.$F53]" office:value-type="float" office:value="448.633010432191">
            <text:p>448.63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3]*[.$I53]" office:value-type="float" office:value="9.28874813710879">
            <text:p>9.29</text:p>
          </table:table-cell>
          <table:table-cell table:style-name="ce5" table:formula="of:=[.W53]+[.$F53]" office:value-type="float" office:value="445.652384500745">
            <text:p>445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54]/[.$D$2]" office:value-type="float" office:value="0.109090909090909">
            <text:p>0.11</text:p>
          </table:table-cell>
          <table:table-cell table:style-name="ce5" table:formula="of:=(([.$D$2]-[.B54]) * [.$E$2])" office:value-type="float" office:value="890.909090909091">
            <text:p>890.91</text:p>
          </table:table-cell>
          <table:table-cell table:style-name="ce5" table:formula="of:=1-[.I54]" office:value-type="float" office:value="0.5">
            <text:p>0.50</text:p>
          </table:table-cell>
          <table:table-cell table:style-name="ce5" table:formula="of:=[.D54]*[.E54]" office:value-type="float" office:value="445.454545454546">
            <text:p>445.4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4]*[.$I54]" office:value-type="float" office:value="14.9519374068554">
            <text:p>14.95</text:p>
          </table:table-cell>
          <table:table-cell table:style-name="ce5" table:formula="of:=[.K54]+[.$F54]" office:value-type="float" office:value="460.406482861401">
            <text:p>460.41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4]*[.$I54]" office:value-type="float" office:value="14.6538748137109">
            <text:p>14.65</text:p>
          </table:table-cell>
          <table:table-cell table:style-name="ce5" table:formula="of:=[.N54]+[.$F54]" office:value-type="float" office:value="460.108420268256">
            <text:p>460.11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4]*[.$I54]" office:value-type="float" office:value="13.7596870342772">
            <text:p>13.76</text:p>
          </table:table-cell>
          <table:table-cell table:style-name="ce5" table:formula="of:=[.Q54]+[.$F54]" office:value-type="float" office:value="459.214232488823">
            <text:p>459.2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4]*[.$I54]" office:value-type="float" office:value="12.2693740685544">
            <text:p>12.27</text:p>
          </table:table-cell>
          <table:table-cell table:style-name="ce5" table:formula="of:=[.T54]+[.$F54]" office:value-type="float" office:value="457.7239195231">
            <text:p>457.72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4]*[.$I54]" office:value-type="float" office:value="9.28874813710879">
            <text:p>9.29</text:p>
          </table:table-cell>
          <table:table-cell table:style-name="ce5" table:formula="of:=[.W54]+[.$F54]" office:value-type="float" office:value="454.743293591654">
            <text:p>454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55]/[.$D$2]" office:value-type="float" office:value="0.0909090909090909">
            <text:p>0.09</text:p>
          </table:table-cell>
          <table:table-cell table:style-name="ce5" table:formula="of:=(([.$D$2]-[.B55]) * [.$E$2])" office:value-type="float" office:value="909.090909090909">
            <text:p>909.09</text:p>
          </table:table-cell>
          <table:table-cell table:style-name="ce5" table:formula="of:=1-[.I55]" office:value-type="float" office:value="0.5">
            <text:p>0.50</text:p>
          </table:table-cell>
          <table:table-cell table:style-name="ce5" table:formula="of:=[.D55]*[.E55]" office:value-type="float" office:value="454.545454545455">
            <text:p>454.55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5]*[.$I55]" office:value-type="float" office:value="14.9519374068554">
            <text:p>14.95</text:p>
          </table:table-cell>
          <table:table-cell table:style-name="ce5" table:formula="of:=[.K55]+[.$F55]" office:value-type="float" office:value="469.49739195231">
            <text:p>469.50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5]*[.$I55]" office:value-type="float" office:value="14.6538748137109">
            <text:p>14.65</text:p>
          </table:table-cell>
          <table:table-cell table:style-name="ce5" table:formula="of:=[.N55]+[.$F55]" office:value-type="float" office:value="469.199329359165">
            <text:p>469.20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5]*[.$I55]" office:value-type="float" office:value="13.7596870342772">
            <text:p>13.76</text:p>
          </table:table-cell>
          <table:table-cell table:style-name="ce5" table:formula="of:=[.Q55]+[.$F55]" office:value-type="float" office:value="468.305141579732">
            <text:p>468.31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5]*[.$I55]" office:value-type="float" office:value="12.2693740685544">
            <text:p>12.27</text:p>
          </table:table-cell>
          <table:table-cell table:style-name="ce5" table:formula="of:=[.T55]+[.$F55]" office:value-type="float" office:value="466.814828614009">
            <text:p>466.8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5]*[.$I55]" office:value-type="float" office:value="9.28874813710879">
            <text:p>9.29</text:p>
          </table:table-cell>
          <table:table-cell table:style-name="ce5" table:formula="of:=[.W55]+[.$F55]" office:value-type="float" office:value="463.834202682563">
            <text:p>463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56]/[.$D$2]" office:value-type="float" office:value="0.0727272727272727">
            <text:p>0.07</text:p>
          </table:table-cell>
          <table:table-cell table:style-name="ce5" table:formula="of:=(([.$D$2]-[.B56]) * [.$E$2])" office:value-type="float" office:value="927.272727272727">
            <text:p>927.27</text:p>
          </table:table-cell>
          <table:table-cell table:style-name="ce5" table:formula="of:=1-[.I56]" office:value-type="float" office:value="0.5">
            <text:p>0.50</text:p>
          </table:table-cell>
          <table:table-cell table:style-name="ce5" table:formula="of:=[.D56]*[.E56]" office:value-type="float" office:value="463.636363636364">
            <text:p>463.64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6]*[.$I56]" office:value-type="float" office:value="14.9519374068554">
            <text:p>14.95</text:p>
          </table:table-cell>
          <table:table-cell table:style-name="ce5" table:formula="of:=[.K56]+[.$F56]" office:value-type="float" office:value="478.588301043219">
            <text:p>478.59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6]*[.$I56]" office:value-type="float" office:value="14.6538748137109">
            <text:p>14.65</text:p>
          </table:table-cell>
          <table:table-cell table:style-name="ce5" table:formula="of:=[.N56]+[.$F56]" office:value-type="float" office:value="478.290238450075">
            <text:p>478.29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6]*[.$I56]" office:value-type="float" office:value="13.7596870342772">
            <text:p>13.76</text:p>
          </table:table-cell>
          <table:table-cell table:style-name="ce5" table:formula="of:=[.Q56]+[.$F56]" office:value-type="float" office:value="477.396050670641">
            <text:p>477.40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6]*[.$I56]" office:value-type="float" office:value="12.2693740685544">
            <text:p>12.27</text:p>
          </table:table-cell>
          <table:table-cell table:style-name="ce5" table:formula="of:=[.T56]+[.$F56]" office:value-type="float" office:value="475.905737704918">
            <text:p>475.91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6]*[.$I56]" office:value-type="float" office:value="9.28874813710879">
            <text:p>9.29</text:p>
          </table:table-cell>
          <table:table-cell table:style-name="ce5" table:formula="of:=[.W56]+[.$F56]" office:value-type="float" office:value="472.925111773473">
            <text:p>472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57]/[.$D$2]" office:value-type="float" office:value="0.0545454545454545">
            <text:p>0.05</text:p>
          </table:table-cell>
          <table:table-cell table:style-name="ce5" table:formula="of:=(([.$D$2]-[.B57]) * [.$E$2])" office:value-type="float" office:value="945.454545454546">
            <text:p>945.45</text:p>
          </table:table-cell>
          <table:table-cell table:style-name="ce5" table:formula="of:=1-[.I57]" office:value-type="float" office:value="0.5">
            <text:p>0.50</text:p>
          </table:table-cell>
          <table:table-cell table:style-name="ce5" table:formula="of:=[.D57]*[.E57]" office:value-type="float" office:value="472.727272727273">
            <text:p>472.73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7]*[.$I57]" office:value-type="float" office:value="14.9519374068554">
            <text:p>14.95</text:p>
          </table:table-cell>
          <table:table-cell table:style-name="ce5" table:formula="of:=[.K57]+[.$F57]" office:value-type="float" office:value="487.679210134128">
            <text:p>487.68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7]*[.$I57]" office:value-type="float" office:value="14.6538748137109">
            <text:p>14.65</text:p>
          </table:table-cell>
          <table:table-cell table:style-name="ce5" table:formula="of:=[.N57]+[.$F57]" office:value-type="float" office:value="487.381147540984">
            <text:p>487.38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7]*[.$I57]" office:value-type="float" office:value="13.7596870342772">
            <text:p>13.76</text:p>
          </table:table-cell>
          <table:table-cell table:style-name="ce5" table:formula="of:=[.Q57]+[.$F57]" office:value-type="float" office:value="486.48695976155">
            <text:p>486.49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7]*[.$I57]" office:value-type="float" office:value="12.2693740685544">
            <text:p>12.27</text:p>
          </table:table-cell>
          <table:table-cell table:style-name="ce5" table:formula="of:=[.T57]+[.$F57]" office:value-type="float" office:value="484.996646795827">
            <text:p>485.00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7]*[.$I57]" office:value-type="float" office:value="9.28874813710879">
            <text:p>9.29</text:p>
          </table:table-cell>
          <table:table-cell table:style-name="ce5" table:formula="of:=[.W57]+[.$F57]" office:value-type="float" office:value="482.016020864382">
            <text:p>482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58]/[.$D$2]" office:value-type="float" office:value="0.0363636363636364">
            <text:p>0.04</text:p>
          </table:table-cell>
          <table:table-cell table:style-name="ce5" table:formula="of:=(([.$D$2]-[.B58]) * [.$E$2])" office:value-type="float" office:value="963.636363636364">
            <text:p>963.64</text:p>
          </table:table-cell>
          <table:table-cell table:style-name="ce5" table:formula="of:=1-[.I58]" office:value-type="float" office:value="0.5">
            <text:p>0.50</text:p>
          </table:table-cell>
          <table:table-cell table:style-name="ce5" table:formula="of:=[.D58]*[.E58]" office:value-type="float" office:value="481.818181818182">
            <text:p>481.82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8]*[.$I58]" office:value-type="float" office:value="14.9519374068554">
            <text:p>14.95</text:p>
          </table:table-cell>
          <table:table-cell table:style-name="ce5" table:formula="of:=[.K58]+[.$F58]" office:value-type="float" office:value="496.770119225037">
            <text:p>496.77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8]*[.$I58]" office:value-type="float" office:value="14.6538748137109">
            <text:p>14.65</text:p>
          </table:table-cell>
          <table:table-cell table:style-name="ce5" table:formula="of:=[.N58]+[.$F58]" office:value-type="float" office:value="496.472056631893">
            <text:p>496.47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8]*[.$I58]" office:value-type="float" office:value="13.7596870342772">
            <text:p>13.76</text:p>
          </table:table-cell>
          <table:table-cell table:style-name="ce5" table:formula="of:=[.Q58]+[.$F58]" office:value-type="float" office:value="495.577868852459">
            <text:p>495.58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8]*[.$I58]" office:value-type="float" office:value="12.2693740685544">
            <text:p>12.27</text:p>
          </table:table-cell>
          <table:table-cell table:style-name="ce5" table:formula="of:=[.T58]+[.$F58]" office:value-type="float" office:value="494.087555886736">
            <text:p>494.09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8]*[.$I58]" office:value-type="float" office:value="9.28874813710879">
            <text:p>9.29</text:p>
          </table:table-cell>
          <table:table-cell table:style-name="ce5" table:formula="of:=[.W58]+[.$F58]" office:value-type="float" office:value="491.106929955291">
            <text:p>491.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59]/[.$D$2]" office:value-type="float" office:value="0.0181818181818182">
            <text:p>0.02</text:p>
          </table:table-cell>
          <table:table-cell table:style-name="ce5" table:formula="of:=(([.$D$2]-[.B59]) * [.$E$2])" office:value-type="float" office:value="981.818181818182">
            <text:p>981.82</text:p>
          </table:table-cell>
          <table:table-cell table:style-name="ce5" table:formula="of:=1-[.I59]" office:value-type="float" office:value="0.5">
            <text:p>0.50</text:p>
          </table:table-cell>
          <table:table-cell table:style-name="ce5" table:formula="of:=[.D59]*[.E59]" office:value-type="float" office:value="490.909090909091">
            <text:p>490.91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59]*[.$I59]" office:value-type="float" office:value="14.9519374068554">
            <text:p>14.95</text:p>
          </table:table-cell>
          <table:table-cell table:style-name="ce5" table:formula="of:=[.K59]+[.$F59]" office:value-type="float" office:value="505.861028315946">
            <text:p>505.86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59]*[.$I59]" office:value-type="float" office:value="14.6538748137109">
            <text:p>14.65</text:p>
          </table:table-cell>
          <table:table-cell table:style-name="ce5" table:formula="of:=[.N59]+[.$F59]" office:value-type="float" office:value="505.562965722802">
            <text:p>505.56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59]*[.$I59]" office:value-type="float" office:value="13.7596870342772">
            <text:p>13.76</text:p>
          </table:table-cell>
          <table:table-cell table:style-name="ce5" table:formula="of:=[.Q59]+[.$F59]" office:value-type="float" office:value="504.668777943368">
            <text:p>504.67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59]*[.$I59]" office:value-type="float" office:value="12.2693740685544">
            <text:p>12.27</text:p>
          </table:table-cell>
          <table:table-cell table:style-name="ce5" table:formula="of:=[.T59]+[.$F59]" office:value-type="float" office:value="503.178464977645">
            <text:p>503.18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59]*[.$I59]" office:value-type="float" office:value="9.28874813710879">
            <text:p>9.29</text:p>
          </table:table-cell>
          <table:table-cell table:style-name="ce5" table:formula="of:=[.W59]+[.$F59]" office:value-type="float" office:value="500.1978390462">
            <text:p>500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60]/[.$D$2]" office:value-type="float" office:value="0">
            <text:p>0.00</text:p>
          </table:table-cell>
          <table:table-cell table:style-name="ce5" table:formula="of:=(([.$D$2]-[.B60]) * [.$E$2])" office:value-type="float" office:value="1000">
            <text:p>1000.00</text:p>
          </table:table-cell>
          <table:table-cell table:style-name="ce5" table:formula="of:=1-[.I60]" office:value-type="float" office:value="0.5">
            <text:p>0.50</text:p>
          </table:table-cell>
          <table:table-cell table:style-name="ce5" table:formula="of:=[.D60]*[.E60]" office:value-type="float" office:value="500">
            <text:p>500.00</text:p>
          </table:table-cell>
          <table:table-cell table:number-columns-repeated="2"/>
          <table:table-cell table:style-name="ce5" table:formula="of:=0.5" office:value-type="float" office:value="0.5">
            <text:p>0.50</text:p>
          </table:table-cell>
          <table:table-cell table:style-name="ce5" table:formula="of:=[.$F$2]-([.J$4]*[.$I$2])" office:value-type="float" office:value="29.9038748137109">
            <text:p>29.90</text:p>
          </table:table-cell>
          <table:table-cell table:style-name="ce5" table:formula="of:=[.J60]*[.$I60]" office:value-type="float" office:value="14.9519374068554">
            <text:p>14.95</text:p>
          </table:table-cell>
          <table:table-cell table:style-name="ce5" table:formula="of:=[.K60]+[.$F60]" office:value-type="float" office:value="514.951937406855">
            <text:p>514.95</text:p>
          </table:table-cell>
          <table:table-cell table:style-name="ce5" table:formula="of:=[.$F$2]-([.M$4]*[.$I$2])" office:value-type="float" office:value="29.3077496274218">
            <text:p>29.31</text:p>
          </table:table-cell>
          <table:table-cell table:style-name="ce5" table:formula="of:=[.M60]*[.$I60]" office:value-type="float" office:value="14.6538748137109">
            <text:p>14.65</text:p>
          </table:table-cell>
          <table:table-cell table:style-name="ce5" table:formula="of:=[.N60]+[.$F60]" office:value-type="float" office:value="514.653874813711">
            <text:p>514.65</text:p>
          </table:table-cell>
          <table:table-cell table:style-name="ce5" table:formula="of:=[.$F$2]-([.P$4]*[.$I$2])" office:value-type="float" office:value="27.5193740685544">
            <text:p>27.52</text:p>
          </table:table-cell>
          <table:table-cell table:style-name="ce5" table:formula="of:=[.P60]*[.$I60]" office:value-type="float" office:value="13.7596870342772">
            <text:p>13.76</text:p>
          </table:table-cell>
          <table:table-cell table:style-name="ce5" table:formula="of:=[.Q60]+[.$F60]" office:value-type="float" office:value="513.759687034277">
            <text:p>513.76</text:p>
          </table:table-cell>
          <table:table-cell table:style-name="ce5" table:formula="of:=[.$F$2]-([.S$4]*[.$I$2])" office:value-type="float" office:value="24.5387481371088">
            <text:p>24.54</text:p>
          </table:table-cell>
          <table:table-cell table:style-name="ce5" table:formula="of:=[.S60]*[.$I60]" office:value-type="float" office:value="12.2693740685544">
            <text:p>12.27</text:p>
          </table:table-cell>
          <table:table-cell table:style-name="ce5" table:formula="of:=[.T60]+[.$F60]" office:value-type="float" office:value="512.269374068555">
            <text:p>512.27</text:p>
          </table:table-cell>
          <table:table-cell table:style-name="ce5" table:formula="of:=[.$F$2]-([.V$4]*[.$I$2])" office:value-type="float" office:value="18.5774962742176">
            <text:p>18.58</text:p>
          </table:table-cell>
          <table:table-cell table:style-name="ce5" table:formula="of:=[.V60]*[.$I60]" office:value-type="float" office:value="9.28874813710879">
            <text:p>9.29</text:p>
          </table:table-cell>
          <table:table-cell table:style-name="ce5" table:formula="of:=[.W60]+[.$F60]" office:value-type="float" office:value="509.288748137109">
            <text:p>509.29</text:p>
          </table:table-cell>
          <table:table-cell table:number-columns-repeated="994"/>
        </table:table-row>
        <table:table-row table:style-name="ro1" table:number-rows-repeated="104851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7:55</meta:creation-date>
    <dc:date>2015-03-16T02:19:50</dc:date>
    <meta:editing-duration>PT5H34M51S</meta:editing-duration>
    <meta:editing-cycles>4</meta:editing-cycles>
    <meta:generator>LibreOffice/3.5$Linux_X86_64 LibreOffice_project/350m1$Build-2</meta:generator>
    <meta:document-statistic meta:table-count="3" meta:cell-count="1438" meta:object-count="0"/>
  </office:meta>
</office:document-meta>
</file>